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dinng</text:p>
          </table:table-cell>
          <table:table-cell office:value-type="string" calcext:value-type="string">
            <text:p>sonar_ang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xpected 20</text:p>
          </table:table-cell>
          <table:table-cell office:value-type="string" calcext:value-type="string">
            <text:p>Expected 25</text:p>
          </table:table-cell>
          <table:table-cell office:value-type="string" calcext:value-type="string">
            <text:p>Expected 30</text:p>
          </table:table-cell>
          <table:table-cell office:value-type="string" calcext:value-type="string">
            <text:p>Expected 35</text:p>
          </table:table-cell>
          <table:table-cell office:value-type="string" calcext:value-type="string">
            <text:p>Expected 40</text:p>
          </table:table-cell>
          <table:table-cell office:value-type="string" calcext:value-type="string">
            <text:p>Expected 45</text:p>
          </table:table-cell>
          <table:table-cell office:value-type="string" calcext:value-type="string">
            <text:p>Expected 50</text:p>
          </table:table-cell>
          <table:table-cell office:value-type="string" calcext:value-type="string">
            <text:p>Erro 20</text:p>
          </table:table-cell>
          <table:table-cell office:value-type="string" calcext:value-type="string">
            <text:p>Erro 25</text:p>
          </table:table-cell>
          <table:table-cell office:value-type="string" calcext:value-type="string">
            <text:p>Erro 30</text:p>
          </table:table-cell>
          <table:table-cell office:value-type="string" calcext:value-type="string">
            <text:p>Erro 35</text:p>
          </table:table-cell>
          <table:table-cell office:value-type="string" calcext:value-type="string">
            <text:p>Erro 40</text:p>
          </table:table-cell>
          <table:table-cell office:value-type="string" calcext:value-type="string">
            <text:p>Erro 45</text:p>
          </table:table-cell>
          <table:table-cell office:value-type="string" calcext:value-type="string">
            <text:p>Erro 50</text:p>
          </table:table-cell>
          <table:table-cell office:value-type="string" calcext:value-type="string">
            <text:p>Linhas ruin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14285714" calcext:value-type="float">
            <text:p>0,57142857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8571429" calcext:value-type="float">
            <text:p>0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59" calcext:value-type="float">
            <text:p>59</text:p>
          </table:table-cell>
          <table:table-cell table:number-columns-repeated="2" office:value-type="float" office:value="0.0000807738397270441" calcext:value-type="float">
            <text:p>8,07738397270441E-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230782399220126" calcext:value-type="float">
            <text:p>2,30782399220126E-0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9.0089874267578" calcext:value-type="float">
            <text:p>59,0089874268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2" office:value-type="float" office:value="0.0012932044" calcext:value-type="float">
            <text:p>0,0012932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69487" calcext:value-type="float">
            <text:p>0,0003694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9.0359611511231" calcext:value-type="float">
            <text:p>59,0359611511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2" office:value-type="float" office:value="0.0065556469" calcext:value-type="float">
            <text:p>0,00655564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873042" calcext:value-type="float">
            <text:p>0,0018730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9.0809669494629" calcext:value-type="float">
            <text:p>59,0809669495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2" office:value-type="float" office:value="0.0207571695" calcext:value-type="float">
            <text:p>0,02075716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9306198" calcext:value-type="float">
            <text:p>0,00593061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9.1440734863281" calcext:value-type="float">
            <text:p>59,1440734863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2" office:value-type="float" office:value="0.0507926801" calcext:value-type="float">
            <text:p>0,05079268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5121943" calcext:value-type="float">
            <text:p>0,01451219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9.2253723144531" calcext:value-type="float">
            <text:p>59,2253723145</text:p>
          </table:table-cell>
          <table:table-cell table:number-columns-repeated="6" office:value-type="float" office:value="59" calcext:value-type="float">
            <text:p>59</text:p>
          </table:table-cell>
          <table:table-cell office:value-type="float" office:value="0.1056180574" calcext:value-type="float">
            <text:p>0,105618057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0.0000807738397270441" calcext:value-type="float">
            <text:p>8,07738397270441E-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3651467" calcext:value-type="float">
            <text:p>0,02936514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0.1963206858" calcext:value-type="float">
            <text:p>0,1963206858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0.0012932044" calcext:value-type="float">
            <text:p>0,0012932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1908626" calcext:value-type="float">
            <text:p>0,0519086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0.176545892" calcext:value-type="float">
            <text:p>0,176545892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0.0065556469" calcext:value-type="float">
            <text:p>0,0065556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17088922" calcext:value-type="float">
            <text:p>0,06170889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0.0699903453" calcext:value-type="float">
            <text:p>0,0699903453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0.0207571695" calcext:value-type="float">
            <text:p>0,0207571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9236504" calcext:value-type="float">
            <text:p>0,06292365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0.0080691578" calcext:value-type="float">
            <text:p>0,0080691578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0.0507926801" calcext:value-type="float">
            <text:p>0,0507926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54016821" calcext:value-type="float">
            <text:p>0,07540168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0.0108756102" calcext:value-type="float">
            <text:p>0,0108756102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0.0000807738397270441" calcext:value-type="float">
            <text:p>8,07738397270441E-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5881713" calcext:value-type="float">
            <text:p>0,10258817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0.1011827407" calcext:value-type="float">
            <text:p>0,1011827407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0.0012932044" calcext:value-type="float">
            <text:p>0,0012932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7695352" calcext:value-type="float">
            <text:p>0,1476953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0.3046387769" calcext:value-type="float">
            <text:p>0,3046387769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0.0065556469" calcext:value-type="float">
            <text:p>0,0065556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088363" calcext:value-type="float">
            <text:p>0,21500883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0.6499615597" calcext:value-type="float">
            <text:p>0,6499615597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0.0207571695" calcext:value-type="float">
            <text:p>0,0207571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95658881" calcext:value-type="float">
            <text:p>0,30956588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1.1691989061" calcext:value-type="float">
            <text:p>1,1691989061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0.0507926801" calcext:value-type="float">
            <text:p>0,0507926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72102551" calcext:value-type="float">
            <text:p>0,43721025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1.8979649119" calcext:value-type="float">
            <text:p>1,8979649119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0.0000807738397270441" calcext:value-type="float">
            <text:p>8,07738397270441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38148339" calcext:value-type="float">
            <text:p>0,60381483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2.8757920417" calcext:value-type="float">
            <text:p>2,8757920417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0.0012932044" calcext:value-type="float">
            <text:p>0,001293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52284774" calcext:value-type="float">
            <text:p>0,8152284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4.1463960896" calcext:value-type="float">
            <text:p>4,146396089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0.0065556469" calcext:value-type="float">
            <text:p>0,006555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85789158" calcext:value-type="float">
            <text:p>1,0785789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1.9589363016" calcext:value-type="float">
            <text:p>1,9589363016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0.0207571695" calcext:value-type="float">
            <text:p>0,020757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92738955" calcext:value-type="float">
            <text:p>0,85927389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3.1915378712" calcext:value-type="float">
            <text:p>3,1915378712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0.0507926801" calcext:value-type="float">
            <text:p>0,0507926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14989197" calcext:value-type="float">
            <text:p>1,14149891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4.8292503601" calcext:value-type="float">
            <text:p>4,8292503601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0.0000807738397270441" calcext:value-type="float">
            <text:p>8,07738397270441E-005</text:p>
          </table:table-cell>
          <table:table-cell office:value-type="float" office:value="0" calcext:value-type="float">
            <text:p>0</text:p>
          </table:table-cell>
          <table:table-cell office:value-type="float" office:value="1.4957122154" calcext:value-type="float">
            <text:p>1,4957122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.9355789479" calcext:value-type="float">
            <text:p>6,9355789479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0.0012932044" calcext:value-type="float">
            <text:p>0,0012932044</text:p>
          </table:table-cell>
          <table:table-cell office:value-type="float" office:value="0" calcext:value-type="float">
            <text:p>0</text:p>
          </table:table-cell>
          <table:table-cell office:value-type="float" office:value="1.9315991787" calcext:value-type="float">
            <text:p>1,93159917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9.5806383064" calcext:value-type="float">
            <text:p>9,5806383064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0.0065556469" calcext:value-type="float">
            <text:p>0,0065556469</text:p>
          </table:table-cell>
          <table:table-cell office:value-type="float" office:value="0" calcext:value-type="float">
            <text:p>0</text:p>
          </table:table-cell>
          <table:table-cell office:value-type="float" office:value="2.460533774" calcext:value-type="float">
            <text:p>2,460533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.5076048544" calcext:value-type="float">
            <text:p>2,5076048544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0.0207571695" calcext:value-type="float">
            <text:p>0,0207571695</text:p>
          </table:table-cell>
          <table:table-cell office:value-type="float" office:value="0" calcext:value-type="float">
            <text:p>0</text:p>
          </table:table-cell>
          <table:table-cell office:value-type="float" office:value="1.6190143301" calcext:value-type="float">
            <text:p>1,61901433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57.2365901555" calcext:value-type="float">
            <text:p>357,2365901555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0.0507926801" calcext:value-type="float">
            <text:p>0,0507926801</text:p>
          </table:table-cell>
          <table:table-cell office:value-type="float" office:value="0" calcext:value-type="float">
            <text:p>0</text:p>
          </table:table-cell>
          <table:table-cell office:value-type="float" office:value="52.4835185927" calcext:value-type="float">
            <text:p>52,48351859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36.9604849979" calcext:value-type="float">
            <text:p>336,9604849979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0.0000807738397270441" calcext:value-type="float">
            <text:p>8,07738397270441E-005</text:p>
          </table:table-cell>
          <table:table-cell office:value-type="float" office:value="49.7977064788" calcext:value-type="float">
            <text:p>49,79770647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office:value-type="float" office:value="59" calcext:value-type="float">
            <text:p>59</text:p>
          </table:table-cell>
          <table:table-cell office:value-type="float" office:value="17.7851723373" calcext:value-type="float">
            <text:p>17,7851723373</text:p>
          </table:table-cell>
          <table:table-cell office:value-type="float" office:value="6.6754967644" calcext:value-type="float">
            <text:p>6,6754967644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0.0012932044" calcext:value-type="float">
            <text:p>0,0012932044</text:p>
          </table:table-cell>
          <table:table-cell office:value-type="float" office:value="4.4351834864" calcext:value-type="float">
            <text:p>4,43518348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6.2172470092773" calcext:value-type="float">
            <text:p>66,2172470093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office:value-type="float" office:value="59" calcext:value-type="float">
            <text:p>59</text:p>
          </table:table-cell>
          <table:table-cell office:value-type="float" office:value="33.891403629" calcext:value-type="float">
            <text:p>33,891403629</text:p>
          </table:table-cell>
          <table:table-cell office:value-type="float" office:value="7.4331030017" calcext:value-type="float">
            <text:p>7,4331030017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0.0065556469" calcext:value-type="float">
            <text:p>0,0065556469</text:p>
          </table:table-cell>
          <table:table-cell office:value-type="float" office:value="6.9953721061" calcext:value-type="float">
            <text:p>6,99537210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6.8216323852539" calcext:value-type="float">
            <text:p>66,8216323853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office:value-type="float" office:value="59" calcext:value-type="float">
            <text:p>59</text:p>
          </table:table-cell>
          <table:table-cell office:value-type="float" office:value="41.7043867987" calcext:value-type="float">
            <text:p>41,7043867987</text:p>
          </table:table-cell>
          <table:table-cell office:value-type="float" office:value="8.261896554" calcext:value-type="float">
            <text:p>8,261896554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0.0207571695" calcext:value-type="float">
            <text:p>0,0207571695</text:p>
          </table:table-cell>
          <table:table-cell office:value-type="float" office:value="8.3988255441" calcext:value-type="float">
            <text:p>8,39882554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67.457893371582" calcext:value-type="float">
            <text:p>67,4578933716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office:value-type="float" office:value="59" calcext:value-type="float">
            <text:p>59</text:p>
          </table:table-cell>
          <table:table-cell office:value-type="float" office:value="17.0348908568" calcext:value-type="float">
            <text:p>17,0348908568</text:p>
          </table:table-cell>
          <table:table-cell office:value-type="float" office:value="9.1690142803" calcext:value-type="float">
            <text:p>9,1690142803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0.0507926801" calcext:value-type="float">
            <text:p>0,0507926801</text:p>
          </table:table-cell>
          <table:table-cell office:value-type="float" office:value="5.1931350186" calcext:value-type="float">
            <text:p>5,19313501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68.1273345947266" calcext:value-type="float">
            <text:p>68,1273345947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office:value-type="float" office:value="59" calcext:value-type="float">
            <text:p>59</text:p>
          </table:table-cell>
          <table:table-cell office:value-type="float" office:value="230.0874121423" calcext:value-type="float">
            <text:p>230,0874121423</text:p>
          </table:table-cell>
          <table:table-cell office:value-type="float" office:value="10.1623936931" calcext:value-type="float">
            <text:p>10,1623936931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0.0998571958" calcext:value-type="float">
            <text:p>0,0998571958</text:p>
          </table:table-cell>
          <table:table-cell office:value-type="float" office:value="35.9818836308" calcext:value-type="float">
            <text:p>35,98188363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8.8313674926758" calcext:value-type="float">
            <text:p>68,8313674927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59.0089874267578" calcext:value-type="float">
            <text:p>59,0089874268</text:p>
          </table:table-cell>
          <table:table-cell office:value-type="float" office:value="213.2620001143" calcext:value-type="float">
            <text:p>213,2620001143</text:p>
          </table:table-cell>
          <table:table-cell office:value-type="float" office:value="10.1076957621" calcext:value-type="float">
            <text:p>10,1076957621</text:p>
          </table:table-cell>
          <table:table-cell office:value-type="float" office:value="6.6754967644" calcext:value-type="float">
            <text:p>6,6754967644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0.1657464916" calcext:value-type="float">
            <text:p>0,1657464916</text:p>
          </table:table-cell>
          <table:table-cell office:value-type="float" office:value="33.8042163913" calcext:value-type="float">
            <text:p>33,80421639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6.2172470092773" calcext:value-type="float">
            <text:p>66,2172470093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59.0359611511231" calcext:value-type="float">
            <text:p>59,0359611511</text:p>
          </table:table-cell>
          <table:table-cell office:value-type="float" office:value="49.2194223413" calcext:value-type="float">
            <text:p>49,2194223413</text:p>
          </table:table-cell>
          <table:table-cell office:value-type="float" office:value="4.8137375052" calcext:value-type="float">
            <text:p>4,8137375052</text:p>
          </table:table-cell>
          <table:table-cell office:value-type="float" office:value="7.4331030017" calcext:value-type="float">
            <text:p>7,4331030017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0.2488607065" calcext:value-type="float">
            <text:p>0,2488607065</text:p>
          </table:table-cell>
          <table:table-cell office:value-type="float" office:value="9.8718293304" calcext:value-type="float">
            <text:p>9,87182933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6.8216323852539" calcext:value-type="float">
            <text:p>66,8216323853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59.0809669494629" calcext:value-type="float">
            <text:p>59,0809669495</text:p>
          </table:table-cell>
          <table:table-cell office:value-type="float" office:value="58.671915927" calcext:value-type="float">
            <text:p>58,671915927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7.0318518663" calcext:value-type="float">
            <text:p>7,0318518663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0.349718038" calcext:value-type="float">
            <text:p>0,349718038</text:p>
          </table:table-cell>
          <table:table-cell office:value-type="float" office:value="10.9339392177" calcext:value-type="float">
            <text:p>10,93393921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59.1440734863281" calcext:value-type="float">
            <text:p>59,1440734863</text:p>
          </table:table-cell>
          <table:table-cell office:value-type="float" office:value="53.7028696635" calcext:value-type="float">
            <text:p>53,7028696635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3.6820290308" calcext:value-type="float">
            <text:p>3,6820290308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0.4689499366" calcext:value-type="float">
            <text:p>0,4689499366</text:p>
          </table:table-cell>
          <table:table-cell office:value-type="float" office:value="9.8854885023" calcext:value-type="float">
            <text:p>9,8854885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59.2253723144531" calcext:value-type="float">
            <text:p>59,2253723145</text:p>
          </table:table-cell>
          <table:table-cell office:value-type="float" office:value="16.1644217224" calcext:value-type="float">
            <text:p>16,1644217224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1.3904748114" calcext:value-type="float">
            <text:p>1,3904748114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0.6073036194" calcext:value-type="float">
            <text:p>0,6073036194</text:p>
          </table:table-cell>
          <table:table-cell office:value-type="float" office:value="4.3590204282" calcext:value-type="float">
            <text:p>4,35902042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59.3249893188477" calcext:value-type="float">
            <text:p>59,3249893188</text:p>
          </table:table-cell>
          <table:table-cell office:value-type="float" office:value="22.4303469735" calcext:value-type="float">
            <text:p>22,4303469735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6.0369838178" calcext:value-type="float">
            <text:p>6,0369838178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0.7656450273" calcext:value-type="float">
            <text:p>0,7656450273</text:p>
          </table:table-cell>
          <table:table-cell office:value-type="float" office:value="5.1971233432" calcext:value-type="float">
            <text:p>5,19712334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59.4430809020996" calcext:value-type="float">
            <text:p>59,4430809021</text:p>
          </table:table-cell>
          <table:table-cell office:value-type="float" office:value="41.9188870658" calcext:value-type="float">
            <text:p>41,918887065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3.7829051004" calcext:value-type="float">
            <text:p>3,7829051004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0.9450067236" calcext:value-type="float">
            <text:p>0,9450067236</text:p>
          </table:table-cell>
          <table:table-cell office:value-type="float" office:value="7.7507125308" calcext:value-type="float">
            <text:p>7,75071253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59.5798263549805" calcext:value-type="float">
            <text:p>59,579826355</text:p>
          </table:table-cell>
          <table:table-cell office:value-type="float" office:value="38.8790382466" calcext:value-type="float">
            <text:p>38,8790382466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2.034941256" calcext:value-type="float">
            <text:p>2,034941256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1.1465244497" calcext:value-type="float">
            <text:p>1,1465244497</text:p>
          </table:table-cell>
          <table:table-cell office:value-type="float" office:value="7.1791311454" calcext:value-type="float">
            <text:p>7,17913114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59.7354431152344" calcext:value-type="float">
            <text:p>59,7354431152</text:p>
          </table:table-cell>
          <table:table-cell office:value-type="float" office:value="36.2182252193" calcext:value-type="float">
            <text:p>36,2182252193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office:value-type="float" office:value="0.8112666691" calcext:value-type="float">
            <text:p>0,8112666691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1.3715302631" calcext:value-type="float">
            <text:p>1,3715302631</text:p>
          </table:table-cell>
          <table:table-cell office:value-type="float" office:value="6.7583117999" calcext:value-type="float">
            <text:p>6,75831179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59.9101715087891" calcext:value-type="float">
            <text:p>59,9101715088</text:p>
          </table:table-cell>
          <table:table-cell office:value-type="float" office:value="33.9038411184" calcext:value-type="float">
            <text:p>33,9038411184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office:value-type="float" office:value="0.1270804569" calcext:value-type="float">
            <text:p>0,1270804569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1.6214973363" calcext:value-type="float">
            <text:p>1,6214973363</text:p>
          </table:table-cell>
          <table:table-cell office:value-type="float" office:value="6.487249341" calcext:value-type="float">
            <text:p>6,4872493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60.1042861938477" calcext:value-type="float">
            <text:p>60,1042861938</text:p>
          </table:table-cell>
          <table:table-cell office:value-type="float" office:value="31.9069147445" calcext:value-type="float">
            <text:p>31,9069147445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office:value-type="float" office:value="0" calcext:value-type="float">
            <text:p>0</text:p>
          </table:table-cell>
          <table:table-cell office:value-type="float" office:value="5.6000915822" calcext:value-type="float">
            <text:p>5,6000915822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1.8981225766" calcext:value-type="float">
            <text:p>1,8981225766</text:p>
          </table:table-cell>
          <table:table-cell office:value-type="float" office:value="6.2113649342" calcext:value-type="float">
            <text:p>6,21136493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60.3180923461914" calcext:value-type="float">
            <text:p>60,3180923462</text:p>
          </table:table-cell>
          <table:table-cell office:value-type="float" office:value="30.202182608" calcext:value-type="float">
            <text:p>30,202182608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office:value-type="float" office:value="0" calcext:value-type="float">
            <text:p>0</text:p>
          </table:table-cell>
          <table:table-cell office:value-type="float" office:value="3.6280321053" calcext:value-type="float">
            <text:p>3,6280321053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2.2032332441" calcext:value-type="float">
            <text:p>2,2032332441</text:p>
          </table:table-cell>
          <table:table-cell office:value-type="float" office:value="5.7831309828" calcext:value-type="float">
            <text:p>5,78313098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60.5519409179688" calcext:value-type="float">
            <text:p>60,551940918</text:p>
          </table:table-cell>
          <table:table-cell office:value-type="float" office:value="40.4947466967" calcext:value-type="float">
            <text:p>40,4947466967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office:value-type="float" office:value="0" calcext:value-type="float">
            <text:p>0</text:p>
          </table:table-cell>
          <table:table-cell office:value-type="float" office:value="2.0063536337" calcext:value-type="float">
            <text:p>2,0063536337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2.5389813094" calcext:value-type="float">
            <text:p>2,5389813094</text:p>
          </table:table-cell>
          <table:table-cell office:value-type="float" office:value="7.1335220512" calcext:value-type="float">
            <text:p>7,13352205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60.8062019348145" calcext:value-type="float">
            <text:p>60,8062019348</text:p>
          </table:table-cell>
          <table:table-cell office:value-type="float" office:value="39.0888258452" calcext:value-type="float">
            <text:p>39,0888258452</text:p>
          </table:table-cell>
          <table:table-cell office:value-type="float" office:value="0.0635572905" calcext:value-type="float">
            <text:p>0,063557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2666691" calcext:value-type="float">
            <text:p>0,8112666691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2.9076816869" calcext:value-type="float">
            <text:p>2,9076816869</text:p>
          </table:table-cell>
          <table:table-cell office:value-type="float" office:value="6.8886309883" calcext:value-type="float">
            <text:p>6,88863098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61.0812950134277" calcext:value-type="float">
            <text:p>61,0812950134</text:p>
          </table:table-cell>
          <table:table-cell office:value-type="float" office:value="37.9599335799" calcext:value-type="float">
            <text:p>37,9599335799</text:p>
          </table:table-cell>
          <table:table-cell office:value-type="float" office:value="0.025973619" calcext:value-type="float">
            <text:p>0,02597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0804569" calcext:value-type="float">
            <text:p>0,1270804569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3.311996222" calcext:value-type="float">
            <text:p>3,311996222</text:p>
          </table:table-cell>
          <table:table-cell office:value-type="float" office:value="6.7725298692" calcext:value-type="float">
            <text:p>6,77252986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61.3776664733887" calcext:value-type="float">
            <text:p>61,3776664734</text:p>
          </table:table-cell>
          <table:table-cell office:value-type="float" office:value="37.0951181054" calcext:value-type="float">
            <text:p>37,0951181054</text:p>
          </table:table-cell>
          <table:table-cell office:value-type="float" office:value="0.0082040429" calcext:value-type="float">
            <text:p>0,008204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000915822" calcext:value-type="float">
            <text:p>5,6000915822</text:p>
          </table:table-cell>
          <table:table-cell office:value-type="float" office:value="3.7548080032" calcext:value-type="float">
            <text:p>3,7548080032</text:p>
          </table:table-cell>
          <table:table-cell office:value-type="float" office:value="6.6368888191" calcext:value-type="float">
            <text:p>6,63688881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61.6958160400391" calcext:value-type="float">
            <text:p>61,69581604</text:p>
          </table:table-cell>
          <table:table-cell office:value-type="float" office:value="36.484376005" calcext:value-type="float">
            <text:p>36,484376005</text:p>
          </table:table-cell>
          <table:table-cell office:value-type="float" office:value="0.0016184366" calcext:value-type="float">
            <text:p>0,0016184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280321053" calcext:value-type="float">
            <text:p>3,6280321053</text:p>
          </table:table-cell>
          <table:table-cell office:value-type="float" office:value="4.2394417906" calcext:value-type="float">
            <text:p>4,2394417906</text:p>
          </table:table-cell>
          <table:table-cell office:value-type="float" office:value="6.3362097625" calcext:value-type="float">
            <text:p>6,3362097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62.0362701416016" calcext:value-type="float">
            <text:p>62,0362701416</text:p>
          </table:table-cell>
          <table:table-cell office:value-type="float" office:value="36.1207676178" calcext:value-type="float">
            <text:p>36,1207676178</text:p>
          </table:table-cell>
          <table:table-cell office:value-type="float" office:value="0.0001011139" calcext:value-type="float">
            <text:p>0,000101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063536337" calcext:value-type="float">
            <text:p>2,0063536337</text:p>
          </table:table-cell>
          <table:table-cell office:value-type="float" office:value="4.7695144895" calcext:value-type="float">
            <text:p>4,7695144895</text:p>
          </table:table-cell>
          <table:table-cell office:value-type="float" office:value="6.128105265" calcext:value-type="float">
            <text:p>6,1281052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62.3996200561524" calcext:value-type="float">
            <text:p>62,399620056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12666691" calcext:value-type="float">
            <text:p>0,8112666691</text:p>
          </table:table-cell>
          <table:table-cell office:value-type="float" office:value="5.3490854264" calcext:value-type="float">
            <text:p>5,3490854264</text:p>
          </table:table-cell>
          <table:table-cell office:value-type="float" office:value="6.0229074422" calcext:value-type="float">
            <text:p>6,02290744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62.7864875793457" calcext:value-type="float">
            <text:p>62,786487579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70804569" calcext:value-type="float">
            <text:p>0,1270804569</text:p>
          </table:table-cell>
          <table:table-cell office:value-type="float" office:value="5.9827252064" calcext:value-type="float">
            <text:p>5,9827252064</text:p>
          </table:table-cell>
          <table:table-cell office:value-type="float" office:value="6.0156865233" calcext:value-type="float">
            <text:p>6,01568652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63.1975555419922" calcext:value-type="float">
            <text:p>63,19755554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6000915822" calcext:value-type="float">
            <text:p>5,6000915822</text:p>
          </table:table-cell>
          <table:table-cell office:value-type="float" office:value="7.8000130832" calcext:value-type="float">
            <text:p>7,80001308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3.6335487365723" calcext:value-type="float">
            <text:p>63,6335487366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280321053" calcext:value-type="float">
            <text:p>3,6280321053</text:p>
          </table:table-cell>
          <table:table-cell office:value-type="float" office:value="7.5182903008" calcext:value-type="float">
            <text:p>7,51829030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0952606201172" calcext:value-type="float">
            <text:p>64,0952606201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063536337" calcext:value-type="float">
            <text:p>2,0063536337</text:p>
          </table:table-cell>
          <table:table-cell office:value-type="float" office:value="7.2866219477" calcext:value-type="float">
            <text:p>7,28662194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4.5835418701172" calcext:value-type="float">
            <text:p>64,5835418701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112666691" calcext:value-type="float">
            <text:p>0,8112666691</text:p>
          </table:table-cell>
          <table:table-cell office:value-type="float" office:value="7.1158952384" calcext:value-type="float">
            <text:p>7,11589523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0992965698242" calcext:value-type="float">
            <text:p>65,099296569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70804569" calcext:value-type="float">
            <text:p>0,1270804569</text:p>
          </table:table-cell>
          <table:table-cell office:value-type="float" office:value="7.018154351" calcext:value-type="float">
            <text:p>7,0181543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.6435165405273" calcext:value-type="float">
            <text:p>65,6435165405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428571429" calcext:value-type="float">
            <text:p>9,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49.1408787018" calcext:value-type="float">
            <text:p>49,1408787018</text:p>
          </table:table-cell>
          <table:table-cell office:value-type="float" office:value="0.0001011139" calcext:value-type="float">
            <text:p>0,0001011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0201399737" calcext:value-type="float">
            <text:p>7,0201399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59" calcext:value-type="float">
            <text:p>59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49.5648355997" calcext:value-type="float">
            <text:p>49,5648355997</text:p>
          </table:table-cell>
          <table:table-cell office:value-type="float" office:value="0.0016184366" calcext:value-type="float">
            <text:p>0,0016184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0809220052" calcext:value-type="float">
            <text:p>7,08092200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59" calcext:value-type="float">
            <text:p>59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50.2762704492" calcext:value-type="float">
            <text:p>50,2762704492</text:p>
          </table:table-cell>
          <table:table-cell office:value-type="float" office:value="0.0082040429" calcext:value-type="float">
            <text:p>0,00820404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183496356" calcext:value-type="float">
            <text:p>7,1834963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59" calcext:value-type="float">
            <text:p>59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51.2822602401" calcext:value-type="float">
            <text:p>51,2822602401</text:p>
          </table:table-cell>
          <table:table-cell office:value-type="float" office:value="0.025973619" calcext:value-type="float">
            <text:p>0,0259736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3297476941" calcext:value-type="float">
            <text:p>7,32974769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9" calcext:value-type="float">
            <text:p>59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52.5930372709" calcext:value-type="float">
            <text:p>52,5930372709</text:p>
          </table:table-cell>
          <table:table-cell office:value-type="float" office:value="0.0635572905" calcext:value-type="float">
            <text:p>0,063557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5223706516" calcext:value-type="float">
            <text:p>7,52237065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59" calcext:value-type="float">
            <text:p>59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54.2218432543" calcext:value-type="float">
            <text:p>54,2218432543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63843069" calcext:value-type="float">
            <text:p>7,7638430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59" calcext:value-type="float">
            <text:p>59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56.1847875884" calcext:value-type="float">
            <text:p>56,1847875884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0562592457" calcext:value-type="float">
            <text:p>8,0562592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59" calcext:value-type="float">
            <text:p>59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58.5013971664" calcext:value-type="float">
            <text:p>58,5013971664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030021142" calcext:value-type="float">
            <text:p>8,40300211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59" calcext:value-type="float">
            <text:p>59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1.1946431203" calcext:value-type="float">
            <text:p>61,1946431203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8083211667" calcext:value-type="float">
            <text:p>8,8083211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59" calcext:value-type="float">
            <text:p>59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64.2908570552" calcext:value-type="float">
            <text:p>64,2908570552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2773214842" calcext:value-type="float">
            <text:p>9,27732148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60" calcext:value-type="float">
            <text:p>60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52.3496498188" calcext:value-type="float">
            <text:p>52,3496498188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049527428" calcext:value-type="float">
            <text:p>7,60495274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60" calcext:value-type="float">
            <text:p>60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55.8678464164" calcext:value-type="float">
            <text:p>55,8678464164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47854092" calcext:value-type="float">
            <text:p>8,1478540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60" calcext:value-type="float">
            <text:p>60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59.846759327" calcext:value-type="float">
            <text:p>59,846759327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64131482" calcext:value-type="float">
            <text:p>8,7641314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60" calcext:value-type="float">
            <text:p>60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4.3284231872" calcext:value-type="float">
            <text:p>64,328423187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609646162" calcext:value-type="float">
            <text:p>9,46096461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60" calcext:value-type="float">
            <text:p>60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9.3593180278" calcext:value-type="float">
            <text:p>69,3593180278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465692673" calcext:value-type="float">
            <text:p>10,24656926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74.9914349699" calcext:value-type="float">
            <text:p>74,9914349699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93603992" calcext:value-type="float">
            <text:p>11,12936039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60" calcext:value-type="float">
            <text:p>60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81.2820444116" calcext:value-type="float">
            <text:p>81,2820444116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177713737" calcext:value-type="float">
            <text:p>12,1177713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61" calcext:value-type="float">
            <text:p>61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0.5013342207" calcext:value-type="float">
            <text:p>70,5013342207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00787721" calcext:value-type="float">
            <text:p>10,68007877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7.4921621012" calcext:value-type="float">
            <text:p>77,4921621012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953808338" calcext:value-type="float">
            <text:p>11,79538083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1" calcext:value-type="float">
            <text:p>61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85.2986237165" calcext:value-type="float">
            <text:p>85,2986237165</text:p>
          </table:table-cell>
          <table:table-cell office:value-type="float" office:value="3.638560907" calcext:value-type="float">
            <text:p>3,638560907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434073524" calcext:value-type="float">
            <text:p>13,04340735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61" calcext:value-type="float">
            <text:p>61</text:p>
          </table:table-cell>
          <table:table-cell office:value-type="float" office:value="70.235725402832" calcext:value-type="float">
            <text:p>70,2357254028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94.0039665141" calcext:value-type="float">
            <text:p>94,0039665141</text:p>
          </table:table-cell>
          <table:table-cell office:value-type="float" office:value="4.1445009742" calcext:value-type="float">
            <text:p>4,1445009742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office:value-type="float" office:value="0" calcext:value-type="float">
            <text:p>0</text:p>
          </table:table-cell>
          <table:table-cell office:value-type="float" office:value="14.4375079018" calcext:value-type="float">
            <text:p>14,4375079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2" calcext:value-type="float">
            <text:p>62</text:p>
          </table:table-cell>
          <table:table-cell office:value-type="float" office:value="70.6955642700195" calcext:value-type="float">
            <text:p>70,69556427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4.3329291633" calcext:value-type="float">
            <text:p>84,3329291633</text:p>
          </table:table-cell>
          <table:table-cell office:value-type="float" office:value="4.6986661438" calcext:value-type="float">
            <text:p>4,6986661438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office:value-type="float" office:value="0" calcext:value-type="float">
            <text:p>0</text:p>
          </table:table-cell>
          <table:table-cell office:value-type="float" office:value="13.224850073" calcext:value-type="float">
            <text:p>13,224850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61" calcext:value-type="float">
            <text:p>61</text:p>
          </table:table-cell>
          <table:table-cell office:value-type="float" office:value="71.1832962036133" calcext:value-type="float">
            <text:p>71,1832962036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4.4853632061" calcext:value-type="float">
            <text:p>114,4853632061</text:p>
          </table:table-cell>
          <table:table-cell office:value-type="float" office:value="5.3050806178" calcext:value-type="float">
            <text:p>5,3050806178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office:value-type="float" office:value="0" calcext:value-type="float">
            <text:p>0</text:p>
          </table:table-cell>
          <table:table-cell office:value-type="float" office:value="17.721380144" calcext:value-type="float">
            <text:p>17,7213801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  <table:table-cell office:value-type="float" office:value="71.6997833251953" calcext:value-type="float">
            <text:p>71,699783325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4.9804046848" calcext:value-type="float">
            <text:p>104,9804046848</text:p>
          </table:table-cell>
          <table:table-cell office:value-type="float" office:value="5.9684019867" calcext:value-type="float">
            <text:p>5,9684019867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office:value-type="float" office:value="0" calcext:value-type="float">
            <text:p>0</text:p>
          </table:table-cell>
          <table:table-cell office:value-type="float" office:value="16.5749014867" calcext:value-type="float">
            <text:p>16,57490148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62" calcext:value-type="float">
            <text:p>62</text:p>
          </table:table-cell>
          <table:table-cell office:value-type="float" office:value="72.2459945678711" calcext:value-type="float">
            <text:p>72,2459945679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7.1361307046" calcext:value-type="float">
            <text:p>117,1361307046</text:p>
          </table:table-cell>
          <table:table-cell office:value-type="float" office:value="6.6937033869" calcext:value-type="float">
            <text:p>6,6937033869</text:p>
          </table:table-cell>
          <table:table-cell office:value-type="float" office:value="3.638560907" calcext:value-type="float">
            <text:p>3,638560907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office:value-type="float" office:value="0" calcext:value-type="float">
            <text:p>0</text:p>
          </table:table-cell>
          <table:table-cell office:value-type="float" office:value="18.5478659774" calcext:value-type="float">
            <text:p>18,5478659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63" calcext:value-type="float">
            <text:p>63</text:p>
          </table:table-cell>
          <table:table-cell office:value-type="float" office:value="72.8229446411133" calcext:value-type="float">
            <text:p>72,8229446411</text:p>
          </table:table-cell>
          <table:table-cell office:value-type="float" office:value="70.235725402832" calcext:value-type="float">
            <text:p>70,2357254028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8.821036228" calcext:value-type="float">
            <text:p>108,821036228</text:p>
          </table:table-cell>
          <table:table-cell office:value-type="float" office:value="7.4866148192" calcext:value-type="float">
            <text:p>7,4866148192</text:p>
          </table:table-cell>
          <table:table-cell office:value-type="float" office:value="4.1445009742" calcext:value-type="float">
            <text:p>4,1445009742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0.0001011139" calcext:value-type="float">
            <text:p>0,0001011139</text:p>
          </table:table-cell>
          <table:table-cell office:value-type="float" office:value="17.6237485494" calcext:value-type="float">
            <text:p>17,62374854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63" calcext:value-type="float">
            <text:p>63</text:p>
          </table:table-cell>
          <table:table-cell office:value-type="float" office:value="73.4317321777344" calcext:value-type="float">
            <text:p>73,4317321777</text:p>
          </table:table-cell>
          <table:table-cell office:value-type="float" office:value="70.6955642700195" calcext:value-type="float">
            <text:p>70,69556427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office:value-type="float" office:value="66" calcext:value-type="float">
            <text:p>66</text:p>
          </table:table-cell>
          <table:table-cell office:value-type="float" office:value="122.6231132692" calcext:value-type="float">
            <text:p>122,6231132692</text:p>
          </table:table-cell>
          <table:table-cell office:value-type="float" office:value="8.3534635627" calcext:value-type="float">
            <text:p>8,3534635627</text:p>
          </table:table-cell>
          <table:table-cell office:value-type="float" office:value="4.6986661438" calcext:value-type="float">
            <text:p>4,6986661438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0.0016184366" calcext:value-type="float">
            <text:p>0,0016184366</text:p>
          </table:table-cell>
          <table:table-cell office:value-type="float" office:value="19.8882283114" calcext:value-type="float">
            <text:p>19,88822831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74.0735321044922" calcext:value-type="float">
            <text:p>74,0735321045</text:p>
          </table:table-cell>
          <table:table-cell office:value-type="float" office:value="71.1832962036133" calcext:value-type="float">
            <text:p>71,1832962036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office:value-type="float" office:value="66" calcext:value-type="float">
            <text:p>66</text:p>
          </table:table-cell>
          <table:table-cell office:value-type="float" office:value="115.5544625726" calcext:value-type="float">
            <text:p>115,5544625726</text:p>
          </table:table-cell>
          <table:table-cell office:value-type="float" office:value="9.301541315" calcext:value-type="float">
            <text:p>9,301541315</text:p>
          </table:table-cell>
          <table:table-cell office:value-type="float" office:value="5.3050806178" calcext:value-type="float">
            <text:p>5,3050806178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0.0082040429" calcext:value-type="float">
            <text:p>0,0082040429</text:p>
          </table:table-cell>
          <table:table-cell office:value-type="float" office:value="19.2029002413" calcext:value-type="float">
            <text:p>19,20290024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64" calcext:value-type="float">
            <text:p>64</text:p>
          </table:table-cell>
          <table:table-cell office:value-type="float" office:value="74.749626159668" calcext:value-type="float">
            <text:p>74,7496261597</text:p>
          </table:table-cell>
          <table:table-cell office:value-type="float" office:value="71.6997833251953" calcext:value-type="float">
            <text:p>71,699783325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office:value-type="float" office:value="66" calcext:value-type="float">
            <text:p>66</text:p>
          </table:table-cell>
          <table:table-cell office:value-type="float" office:value="131.362881843" calcext:value-type="float">
            <text:p>131,362881843</text:p>
          </table:table-cell>
          <table:table-cell office:value-type="float" office:value="10.338605383" calcext:value-type="float">
            <text:p>10,338605383</text:p>
          </table:table-cell>
          <table:table-cell office:value-type="float" office:value="5.9684019867" calcext:value-type="float">
            <text:p>5,9684019867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0.025973619" calcext:value-type="float">
            <text:p>0,025973619</text:p>
          </table:table-cell>
          <table:table-cell office:value-type="float" office:value="21.8207704212" calcext:value-type="float">
            <text:p>21,82077042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65" calcext:value-type="float">
            <text:p>65</text:p>
          </table:table-cell>
          <table:table-cell office:value-type="float" office:value="75.4613647460937" calcext:value-type="float">
            <text:p>75,4613647461</text:p>
          </table:table-cell>
          <table:table-cell office:value-type="float" office:value="72.2459945678711" calcext:value-type="float">
            <text:p>72,2459945679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office:value-type="float" office:value="66" calcext:value-type="float">
            <text:p>66</text:p>
          </table:table-cell>
          <table:table-cell office:value-type="float" office:value="125.6693821112" calcext:value-type="float">
            <text:p>125,6693821112</text:p>
          </table:table-cell>
          <table:table-cell office:value-type="float" office:value="11.473740011" calcext:value-type="float">
            <text:p>11,473740011</text:p>
          </table:table-cell>
          <table:table-cell office:value-type="float" office:value="6.6937033869" calcext:value-type="float">
            <text:p>6,6937033869</text:p>
          </table:table-cell>
          <table:table-cell office:value-type="float" office:value="3.638560907" calcext:value-type="float">
            <text:p>3,638560907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0.0635572905" calcext:value-type="float">
            <text:p>0,0635572905</text:p>
          </table:table-cell>
          <table:table-cell office:value-type="float" office:value="21.4060076085" calcext:value-type="float">
            <text:p>21,4060076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07" calcext:value-type="float">
            <text:p>107</text:p>
          </table:table-cell>
          <table:table-cell office:value-type="float" office:value="76.2102355957031" calcext:value-type="float">
            <text:p>76,2102355957</text:p>
          </table:table-cell>
          <table:table-cell office:value-type="float" office:value="72.8229446411133" calcext:value-type="float">
            <text:p>72,8229446411</text:p>
          </table:table-cell>
          <table:table-cell office:value-type="float" office:value="70.235725402832" calcext:value-type="float">
            <text:p>70,2357254028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office:value-type="float" office:value="66" calcext:value-type="float">
            <text:p>66</text:p>
          </table:table-cell>
          <table:table-cell office:value-type="float" office:value="900.1318407655" calcext:value-type="float">
            <text:p>900,1318407655</text:p>
          </table:table-cell>
          <table:table-cell office:value-type="float" office:value="12.7168592149" calcext:value-type="float">
            <text:p>12,7168592149</text:p>
          </table:table-cell>
          <table:table-cell office:value-type="float" office:value="7.4866148192" calcext:value-type="float">
            <text:p>7,4866148192</text:p>
          </table:table-cell>
          <table:table-cell office:value-type="float" office:value="4.1445009742" calcext:value-type="float">
            <text:p>4,1445009742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0.124957115" calcext:value-type="float">
            <text:p>0,124957115</text:p>
          </table:table-cell>
          <table:table-cell office:value-type="float" office:value="132.4848289264" calcext:value-type="float">
            <text:p>132,48482892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107" calcext:value-type="float">
            <text:p>107</text:p>
          </table:table-cell>
          <table:table-cell office:value-type="float" office:value="76.997802734375" calcext:value-type="float">
            <text:p>76,9978027344</text:p>
          </table:table-cell>
          <table:table-cell office:value-type="float" office:value="73.4317321777344" calcext:value-type="float">
            <text:p>73,4317321777</text:p>
          </table:table-cell>
          <table:table-cell office:value-type="float" office:value="70.6955642700195" calcext:value-type="float">
            <text:p>70,69556427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6.0100555419922" calcext:value-type="float">
            <text:p>66,010055542</text:p>
          </table:table-cell>
          <table:table-cell office:value-type="float" office:value="851.1358409669" calcext:value-type="float">
            <text:p>851,1358409669</text:p>
          </table:table-cell>
          <table:table-cell office:value-type="float" office:value="14.0792705916" calcext:value-type="float">
            <text:p>14,0792705916</text:p>
          </table:table-cell>
          <table:table-cell office:value-type="float" office:value="8.3534635627" calcext:value-type="float">
            <text:p>8,3534635627</text:p>
          </table:table-cell>
          <table:table-cell office:value-type="float" office:value="4.6986661438" calcext:value-type="float">
            <text:p>4,6986661438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0.2074086951" calcext:value-type="float">
            <text:p>0,2074086951</text:p>
          </table:table-cell>
          <table:table-cell office:value-type="float" office:value="125.9725682904" calcext:value-type="float">
            <text:p>125,97256829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107" calcext:value-type="float">
            <text:p>107</text:p>
          </table:table-cell>
          <table:table-cell office:value-type="float" office:value="77.8257675170898" calcext:value-type="float">
            <text:p>77,8257675171</text:p>
          </table:table-cell>
          <table:table-cell office:value-type="float" office:value="74.0735321044922" calcext:value-type="float">
            <text:p>74,0735321045</text:p>
          </table:table-cell>
          <table:table-cell office:value-type="float" office:value="71.1832962036133" calcext:value-type="float">
            <text:p>71,1832962036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66.0402297973633" calcext:value-type="float">
            <text:p>66,0402297974</text:p>
          </table:table-cell>
          <table:table-cell office:value-type="float" office:value="801.117760026" calcext:value-type="float">
            <text:p>801,117760026</text:p>
          </table:table-cell>
          <table:table-cell office:value-type="float" office:value="15.5736790933" calcext:value-type="float">
            <text:p>15,5736790933</text:p>
          </table:table-cell>
          <table:table-cell office:value-type="float" office:value="9.301541315" calcext:value-type="float">
            <text:p>9,301541315</text:p>
          </table:table-cell>
          <table:table-cell office:value-type="float" office:value="5.3050806178" calcext:value-type="float">
            <text:p>5,3050806178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0.3114135899" calcext:value-type="float">
            <text:p>0,3114135899</text:p>
          </table:table-cell>
          <table:table-cell office:value-type="float" office:value="119.3641534561" calcext:value-type="float">
            <text:p>119,36415345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107" calcext:value-type="float">
            <text:p>107</text:p>
          </table:table-cell>
          <table:table-cell office:value-type="float" office:value="78.6959762573242" calcext:value-type="float">
            <text:p>78,6959762573</text:p>
          </table:table-cell>
          <table:table-cell office:value-type="float" office:value="74.749626159668" calcext:value-type="float">
            <text:p>74,7496261597</text:p>
          </table:table-cell>
          <table:table-cell office:value-type="float" office:value="71.6997833251953" calcext:value-type="float">
            <text:p>71,699783325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66.090576171875" calcext:value-type="float">
            <text:p>66,0905761719</text:p>
          </table:table-cell>
          <table:table-cell office:value-type="float" office:value="750.1911697993" calcext:value-type="float">
            <text:p>750,1911697993</text:p>
          </table:table-cell>
          <table:table-cell office:value-type="float" office:value="17.2143448377" calcext:value-type="float">
            <text:p>17,2143448377</text:p>
          </table:table-cell>
          <table:table-cell office:value-type="float" office:value="10.338605383" calcext:value-type="float">
            <text:p>10,338605383</text:p>
          </table:table-cell>
          <table:table-cell office:value-type="float" office:value="5.9684019867" calcext:value-type="float">
            <text:p>5,9684019867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0.4376314278" calcext:value-type="float">
            <text:p>0,4376314278</text:p>
          </table:table-cell>
          <table:table-cell office:value-type="float" office:value="112.6802931605" calcext:value-type="float">
            <text:p>112,68029316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7" calcext:value-type="float">
            <text:p>107</text:p>
          </table:table-cell>
          <table:table-cell office:value-type="float" office:value="79.6103820800781" calcext:value-type="float">
            <text:p>79,6103820801</text:p>
          </table:table-cell>
          <table:table-cell office:value-type="float" office:value="75.4613647460937" calcext:value-type="float">
            <text:p>75,4613647461</text:p>
          </table:table-cell>
          <table:table-cell office:value-type="float" office:value="72.2459945678711" calcext:value-type="float">
            <text:p>72,2459945679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66.1611633300781" calcext:value-type="float">
            <text:p>66,1611633301</text:p>
          </table:table-cell>
          <table:table-cell office:value-type="float" office:value="698.4856337889" calcext:value-type="float">
            <text:p>698,4856337889</text:p>
          </table:table-cell>
          <table:table-cell office:value-type="float" office:value="19.0173233917" calcext:value-type="float">
            <text:p>19,0173233917</text:p>
          </table:table-cell>
          <table:table-cell office:value-type="float" office:value="11.473740011" calcext:value-type="float">
            <text:p>11,473740011</text:p>
          </table:table-cell>
          <table:table-cell office:value-type="float" office:value="6.6937033869" calcext:value-type="float">
            <text:p>6,6937033869</text:p>
          </table:table-cell>
          <table:table-cell office:value-type="float" office:value="3.638560907" calcext:value-type="float">
            <text:p>3,638560907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0.5868360437" calcext:value-type="float">
            <text:p>0,5868360437</text:p>
          </table:table-cell>
          <table:table-cell office:value-type="float" office:value="105.9445815769" calcext:value-type="float">
            <text:p>105,94458157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107" calcext:value-type="float">
            <text:p>107</text:p>
          </table:table-cell>
          <table:table-cell office:value-type="float" office:value="80.5711212158203" calcext:value-type="float">
            <text:p>80,5711212158</text:p>
          </table:table-cell>
          <table:table-cell office:value-type="float" office:value="76.2102355957031" calcext:value-type="float">
            <text:p>76,2102355957</text:p>
          </table:table-cell>
          <table:table-cell office:value-type="float" office:value="72.8229446411133" calcext:value-type="float">
            <text:p>72,8229446411</text:p>
          </table:table-cell>
          <table:table-cell office:value-type="float" office:value="70.235725402832" calcext:value-type="float">
            <text:p>70,2357254028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66.2521057128906" calcext:value-type="float">
            <text:p>66,2521057129</text:p>
          </table:table-cell>
          <table:table-cell office:value-type="float" office:value="646.1514829306" calcext:value-type="float">
            <text:p>646,1514829306</text:p>
          </table:table-cell>
          <table:table-cell office:value-type="float" office:value="21.0010236038" calcext:value-type="float">
            <text:p>21,0010236038</text:p>
          </table:table-cell>
          <table:table-cell office:value-type="float" office:value="12.7168592149" calcext:value-type="float">
            <text:p>12,7168592149</text:p>
          </table:table-cell>
          <table:table-cell office:value-type="float" office:value="7.4866148192" calcext:value-type="float">
            <text:p>7,4866148192</text:p>
          </table:table-cell>
          <table:table-cell office:value-type="float" office:value="4.1445009742" calcext:value-type="float">
            <text:p>4,1445009742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0.7599611516" calcext:value-type="float">
            <text:p>0,7599611516</text:p>
          </table:table-cell>
          <table:table-cell office:value-type="float" office:value="99.1842158769" calcext:value-type="float">
            <text:p>99,18421587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107" calcext:value-type="float">
            <text:p>107</text:p>
          </table:table-cell>
          <table:table-cell office:value-type="float" office:value="81.5804901123047" calcext:value-type="float">
            <text:p>81,5804901123</text:p>
          </table:table-cell>
          <table:table-cell office:value-type="float" office:value="76.997802734375" calcext:value-type="float">
            <text:p>76,9978027344</text:p>
          </table:table-cell>
          <table:table-cell office:value-type="float" office:value="73.4317321777344" calcext:value-type="float">
            <text:p>73,4317321777</text:p>
          </table:table-cell>
          <table:table-cell office:value-type="float" office:value="70.6955642700195" calcext:value-type="float">
            <text:p>70,69556427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66.3635482788086" calcext:value-type="float">
            <text:p>66,3635482788</text:p>
          </table:table-cell>
          <table:table-cell office:value-type="float" office:value="611.1618237943" calcext:value-type="float">
            <text:p>611,1618237943</text:p>
          </table:table-cell>
          <table:table-cell office:value-type="float" office:value="19.8251584554" calcext:value-type="float">
            <text:p>19,8251584554</text:p>
          </table:table-cell>
          <table:table-cell office:value-type="float" office:value="14.0792705916" calcext:value-type="float">
            <text:p>14,0792705916</text:p>
          </table:table-cell>
          <table:table-cell office:value-type="float" office:value="8.3534635627" calcext:value-type="float">
            <text:p>8,3534635627</text:p>
          </table:table-cell>
          <table:table-cell office:value-type="float" office:value="4.6986661438" calcext:value-type="float">
            <text:p>4,6986661438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0.9581050957" calcext:value-type="float">
            <text:p>0,9581050957</text:p>
          </table:table-cell>
          <table:table-cell office:value-type="float" office:value="94.4931015172" calcext:value-type="float">
            <text:p>94,4931015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108" calcext:value-type="float">
            <text:p>108</text:p>
          </table:table-cell>
          <table:table-cell office:value-type="float" office:value="82.2783126831055" calcext:value-type="float">
            <text:p>82,2783126831</text:p>
          </table:table-cell>
          <table:table-cell office:value-type="float" office:value="77.8257675170898" calcext:value-type="float">
            <text:p>77,8257675171</text:p>
          </table:table-cell>
          <table:table-cell office:value-type="float" office:value="74.0735321044922" calcext:value-type="float">
            <text:p>74,0735321045</text:p>
          </table:table-cell>
          <table:table-cell office:value-type="float" office:value="71.1832962036133" calcext:value-type="float">
            <text:p>71,1832962036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66.4956512451172" calcext:value-type="float">
            <text:p>66,4956512451</text:p>
          </table:table-cell>
          <table:table-cell office:value-type="float" office:value="706.3829398828" calcext:value-type="float">
            <text:p>706,3829398828</text:p>
          </table:table-cell>
          <table:table-cell office:value-type="float" office:value="13.5774639762" calcext:value-type="float">
            <text:p>13,5774639762</text:p>
          </table:table-cell>
          <table:table-cell office:value-type="float" office:value="8.9266332856" calcext:value-type="float">
            <text:p>8,9266332856</text:p>
          </table:table-cell>
          <table:table-cell office:value-type="float" office:value="9.301541315" calcext:value-type="float">
            <text:p>9,301541315</text:p>
          </table:table-cell>
          <table:table-cell office:value-type="float" office:value="5.3050806178" calcext:value-type="float">
            <text:p>5,3050806178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1.1825434139" calcext:value-type="float">
            <text:p>1,1825434139</text:p>
          </table:table-cell>
          <table:table-cell office:value-type="float" office:value="106.7761798041" calcext:value-type="float">
            <text:p>106,77617980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255" calcext:value-type="float">
            <text:p>255</text:p>
          </table:table-cell>
          <table:table-cell office:value-type="float" office:value="81.4221343994141" calcext:value-type="float">
            <text:p>81,4221343994</text:p>
          </table:table-cell>
          <table:table-cell office:value-type="float" office:value="77.7373733520508" calcext:value-type="float">
            <text:p>77,7373733521</text:p>
          </table:table-cell>
          <table:table-cell office:value-type="float" office:value="74.749626159668" calcext:value-type="float">
            <text:p>74,7496261597</text:p>
          </table:table-cell>
          <table:table-cell office:value-type="float" office:value="71.6997833251953" calcext:value-type="float">
            <text:p>71,699783325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66.6486206054688" calcext:value-type="float">
            <text:p>66,6486206055</text:p>
          </table:table-cell>
          <table:table-cell office:value-type="float" office:value="30412.606322095" calcext:value-type="float">
            <text:p>30412,606322095</text:p>
          </table:table-cell>
          <table:table-cell office:value-type="float" office:value="12.2414031812" calcext:value-type="float">
            <text:p>12,2414031812</text:p>
          </table:table-cell>
          <table:table-cell office:value-type="float" office:value="7.1006847057" calcext:value-type="float">
            <text:p>7,1006847057</text:p>
          </table:table-cell>
          <table:table-cell office:value-type="float" office:value="4.8330402235" calcext:value-type="float">
            <text:p>4,8330402235</text:p>
          </table:table-cell>
          <table:table-cell office:value-type="float" office:value="5.9684019867" calcext:value-type="float">
            <text:p>5,9684019867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1.4347240797" calcext:value-type="float">
            <text:p>1,4347240797</text:p>
          </table:table-cell>
          <table:table-cell office:value-type="float" office:value="4349.6231072687" calcext:value-type="float">
            <text:p>4349,62310726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08" calcext:value-type="float">
            <text:p>108</text:p>
          </table:table-cell>
          <table:table-cell office:value-type="float" office:value="80.6078948974609" calcext:value-type="float">
            <text:p>80,6078948975</text:p>
          </table:table-cell>
          <table:table-cell office:value-type="float" office:value="77.1091232299805" calcext:value-type="float">
            <text:p>77,10912323</text:p>
          </table:table-cell>
          <table:table-cell office:value-type="float" office:value="74.4444122314453" calcext:value-type="float">
            <text:p>74,4444122314</text:p>
          </table:table-cell>
          <table:table-cell office:value-type="float" office:value="72.2459945678711" calcext:value-type="float">
            <text:p>72,2459945679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66.8227005004883" calcext:value-type="float">
            <text:p>66,8227005005</text:p>
          </table:table-cell>
          <table:table-cell office:value-type="float" office:value="793.3317424525" calcext:value-type="float">
            <text:p>793,3317424525</text:p>
          </table:table-cell>
          <table:table-cell office:value-type="float" office:value="11.0211315306" calcext:value-type="float">
            <text:p>11,0211315306</text:p>
          </table:table-cell>
          <table:table-cell office:value-type="float" office:value="6.3204258588" calcext:value-type="float">
            <text:p>6,3204258588</text:p>
          </table:table-cell>
          <table:table-cell office:value-type="float" office:value="3.3205963972" calcext:value-type="float">
            <text:p>3,3205963972</text:p>
          </table:table-cell>
          <table:table-cell office:value-type="float" office:value="3.7714581136" calcext:value-type="float">
            <text:p>3,7714581136</text:p>
          </table:table-cell>
          <table:table-cell office:value-type="float" office:value="3.638560907" calcext:value-type="float">
            <text:p>3,638560907</text:p>
          </table:table-cell>
          <table:table-cell office:value-type="float" office:value="1.716273509" calcext:value-type="float">
            <text:p>1,716273509</text:p>
          </table:table-cell>
          <table:table-cell office:value-type="float" office:value="117.5885983955" calcext:value-type="float">
            <text:p>117,58859839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255" calcext:value-type="float">
            <text:p>255</text:p>
          </table:table-cell>
          <table:table-cell office:value-type="float" office:value="79.833854675293" calcext:value-type="float">
            <text:p>79,8338546753</text:p>
          </table:table-cell>
          <table:table-cell office:value-type="float" office:value="76.514045715332" calcext:value-type="float">
            <text:p>76,5140457153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8</text:p>
          </table:table-cell>
          <table:table-cell office:value-type="float" office:value="70.235725402832" calcext:value-type="float">
            <text:p>70,2357254028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67.0181579589844" calcext:value-type="float">
            <text:p>67,018157959</text:p>
          </table:table-cell>
          <table:table-cell office:value-type="float" office:value="30941.3714997398" calcext:value-type="float">
            <text:p>30941,3714997398</text:p>
          </table:table-cell>
          <table:table-cell office:value-type="float" office:value="9.9059340442" calcext:value-type="float">
            <text:p>9,9059340442</text:p>
          </table:table-cell>
          <table:table-cell office:value-type="float" office:value="5.6069363622" calcext:value-type="float">
            <text:p>5,6069363622</text:p>
          </table:table-cell>
          <table:table-cell office:value-type="float" office:value="2.8701279676" calcext:value-type="float">
            <text:p>2,8701279676</text:p>
          </table:table-cell>
          <table:table-cell office:value-type="float" office:value="1.4242704856" calcext:value-type="float">
            <text:p>1,4242704856</text:p>
          </table:table-cell>
          <table:table-cell office:value-type="float" office:value="4.1445009742" calcext:value-type="float">
            <text:p>4,1445009742</text:p>
          </table:table-cell>
          <table:table-cell office:value-type="float" office:value="2.0290684442" calcext:value-type="float">
            <text:p>2,0290684442</text:p>
          </table:table-cell>
          <table:table-cell office:value-type="float" office:value="4423.9074768597" calcext:value-type="float">
            <text:p>4423,90747685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255" calcext:value-type="float">
            <text:p>255</text:p>
          </table:table-cell>
          <table:table-cell office:value-type="float" office:value="79.0984039306641" calcext:value-type="float">
            <text:p>79,0984039307</text:p>
          </table:table-cell>
          <table:table-cell office:value-type="float" office:value="75.9510345458984" calcext:value-type="float">
            <text:p>75,9510345459</text:p>
          </table:table-cell>
          <table:table-cell office:value-type="float" office:value="73.583137512207" calcext:value-type="float">
            <text:p>73,5831375122</text:p>
          </table:table-cell>
          <table:table-cell office:value-type="float" office:value="71.8889923095703" calcext:value-type="float">
            <text:p>71,8889923096</text:p>
          </table:table-cell>
          <table:table-cell office:value-type="float" office:value="70.6955642700195" calcext:value-type="float">
            <text:p>70,69556427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67.2353057861328" calcext:value-type="float">
            <text:p>67,2353057861</text:p>
          </table:table-cell>
          <table:table-cell office:value-type="float" office:value="31187.5459875504" calcext:value-type="float">
            <text:p>31187,5459875504</text:p>
          </table:table-cell>
          <table:table-cell office:value-type="float" office:value="8.8862412801" calcext:value-type="float">
            <text:p>8,8862412801</text:p>
          </table:table-cell>
          <table:table-cell office:value-type="float" office:value="4.9548290019" calcext:value-type="float">
            <text:p>4,9548290019</text:p>
          </table:table-cell>
          <table:table-cell office:value-type="float" office:value="2.4612829685" calcext:value-type="float">
            <text:p>2,4612829685</text:p>
          </table:table-cell>
          <table:table-cell office:value-type="float" office:value="0.9537637255" calcext:value-type="float">
            <text:p>0,9537637255</text:p>
          </table:table-cell>
          <table:table-cell office:value-type="float" office:value="2.6634363516" calcext:value-type="float">
            <text:p>2,6634363516</text:p>
          </table:table-cell>
          <table:table-cell office:value-type="float" office:value="2.3752229768" calcext:value-type="float">
            <text:p>2,3752229768</text:p>
          </table:table-cell>
          <table:table-cell office:value-type="float" office:value="4458.5486805507" calcext:value-type="float">
            <text:p>4458,54868055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255" calcext:value-type="float">
            <text:p>255</text:p>
          </table:table-cell>
          <table:table-cell office:value-type="float" office:value="78.4000396728516" calcext:value-type="float">
            <text:p>78,4000396729</text:p>
          </table:table-cell>
          <table:table-cell office:value-type="float" office:value="75.419059753418" calcext:value-type="float">
            <text:p>75,4190597534</text:p>
          </table:table-cell>
          <table:table-cell office:value-type="float" office:value="73.193115234375" calcext:value-type="float">
            <text:p>73,1931152344</text:p>
          </table:table-cell>
          <table:table-cell office:value-type="float" office:value="71.624267578125" calcext:value-type="float">
            <text:p>71,6242675781</text:p>
          </table:table-cell>
          <table:table-cell office:value-type="float" office:value="70.6476593017578" calcext:value-type="float">
            <text:p>70,6476593018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67.474479675293" calcext:value-type="float">
            <text:p>67,4744796753</text:p>
          </table:table-cell>
          <table:table-cell office:value-type="float" office:value="31422.0388061302" calcext:value-type="float">
            <text:p>31422,0388061302</text:p>
          </table:table-cell>
          <table:table-cell office:value-type="float" office:value="7.9536031583" calcext:value-type="float">
            <text:p>7,9536031583</text:p>
          </table:table-cell>
          <table:table-cell office:value-type="float" office:value="4.3592235448" calcext:value-type="float">
            <text:p>4,3592235448</text:p>
          </table:table-cell>
          <table:table-cell office:value-type="float" office:value="2.091288637" calcext:value-type="float">
            <text:p>2,091288637</text:p>
          </table:table-cell>
          <table:table-cell office:value-type="float" office:value="0.7457419835" calcext:value-type="float">
            <text:p>0,7457419835</text:p>
          </table:table-cell>
          <table:table-cell office:value-type="float" office:value="1.2613199666" calcext:value-type="float">
            <text:p>1,2613199666</text:p>
          </table:table-cell>
          <table:table-cell office:value-type="float" office:value="2.7570561371" calcext:value-type="float">
            <text:p>2,7570561371</text:p>
          </table:table-cell>
          <table:table-cell office:value-type="float" office:value="4491.6010056511" calcext:value-type="float">
            <text:p>4491,60100565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255" calcext:value-type="float">
            <text:p>255</text:p>
          </table:table-cell>
          <table:table-cell office:value-type="float" office:value="77.7373733520508" calcext:value-type="float">
            <text:p>77,7373733521</text:p>
          </table:table-cell>
          <table:table-cell office:value-type="float" office:value="74.9171600341797" calcext:value-type="float">
            <text:p>74,9171600342</text:p>
          </table:table-cell>
          <table:table-cell office:value-type="float" office:value="72.8292846679688" calcext:value-type="float">
            <text:p>72,829284668</text:p>
          </table:table-cell>
          <table:table-cell office:value-type="float" office:value="71.3831558227539" calcext:value-type="float">
            <text:p>71,3831558228</text:p>
          </table:table-cell>
          <table:table-cell office:value-type="float" office:value="70.5195922851563" calcext:value-type="float">
            <text:p>70,5195922852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67.7360687255859" calcext:value-type="float">
            <text:p>67,7360687256</text:p>
          </table:table-cell>
          <table:table-cell office:value-type="float" office:value="31645.1640380063" calcext:value-type="float">
            <text:p>31645,1640380063</text:p>
          </table:table-cell>
          <table:table-cell office:value-type="float" office:value="7.1006847057" calcext:value-type="float">
            <text:p>7,1006847057</text:p>
          </table:table-cell>
          <table:table-cell office:value-type="float" office:value="3.8158000312" calcext:value-type="float">
            <text:p>3,8158000312</text:p>
          </table:table-cell>
          <table:table-cell office:value-type="float" office:value="1.7575785919" calcext:value-type="float">
            <text:p>1,7575785919</text:p>
          </table:table-cell>
          <table:table-cell office:value-type="float" office:value="0.5653072964" calcext:value-type="float">
            <text:p>0,5653072964</text:p>
          </table:table-cell>
          <table:table-cell office:value-type="float" office:value="0.3726314824" calcext:value-type="float">
            <text:p>0,3726314824</text:p>
          </table:table-cell>
          <table:table-cell office:value-type="float" office:value="3.1771746092" calcext:value-type="float">
            <text:p>3,1771746092</text:p>
          </table:table-cell>
          <table:table-cell office:value-type="float" office:value="4523.1361735319" calcext:value-type="float">
            <text:p>4523,1361735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255" calcext:value-type="float">
            <text:p>255</text:p>
          </table:table-cell>
          <table:table-cell office:value-type="float" office:value="77.1091232299805" calcext:value-type="float">
            <text:p>77,10912323</text:p>
          </table:table-cell>
          <table:table-cell office:value-type="float" office:value="74.4444122314453" calcext:value-type="float">
            <text:p>74,4444122314</text:p>
          </table:table-cell>
          <table:table-cell office:value-type="float" office:value="72.4910049438477" calcext:value-type="float">
            <text:p>72,4910049438</text:p>
          </table:table-cell>
          <table:table-cell office:value-type="float" office:value="71.1652679443359" calcext:value-type="float">
            <text:p>71,1652679443</text:p>
          </table:table-cell>
          <table:table-cell office:value-type="float" office:value="70.4133987426758" calcext:value-type="float">
            <text:p>70,4133987427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68.0205001831055" calcext:value-type="float">
            <text:p>68,0205001831</text:p>
          </table:table-cell>
          <table:table-cell office:value-type="float" office:value="31857.2358769086" calcext:value-type="float">
            <text:p>31857,2358769086</text:p>
          </table:table-cell>
          <table:table-cell office:value-type="float" office:value="6.3204258588" calcext:value-type="float">
            <text:p>6,3204258588</text:p>
          </table:table-cell>
          <table:table-cell office:value-type="float" office:value="3.3205963972" calcext:value-type="float">
            <text:p>3,3205963972</text:p>
          </table:table-cell>
          <table:table-cell office:value-type="float" office:value="1.458066568" calcext:value-type="float">
            <text:p>1,458066568</text:p>
          </table:table-cell>
          <table:table-cell office:value-type="float" office:value="0.4113099841" calcext:value-type="float">
            <text:p>0,4113099841</text:p>
          </table:table-cell>
          <table:table-cell office:value-type="float" office:value="0.0154576041" calcext:value-type="float">
            <text:p>0,0154576041</text:p>
          </table:table-cell>
          <table:table-cell office:value-type="float" office:value="3.5207194651" calcext:value-type="float">
            <text:p>3,5207194651</text:p>
          </table:table-cell>
          <table:table-cell office:value-type="float" office:value="4553.1832075408" calcext:value-type="float">
            <text:p>4553,18320754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255" calcext:value-type="float">
            <text:p>255</text:p>
          </table:table-cell>
          <table:table-cell office:value-type="float" office:value="76.514045715332" calcext:value-type="float">
            <text:p>76,5140457153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8</text:p>
          </table:table-cell>
          <table:table-cell office:value-type="float" office:value="70.9702453613281" calcext:value-type="float">
            <text:p>70,9702453613</text:p>
          </table:table-cell>
          <table:table-cell office:value-type="float" office:value="70.3289108276367" calcext:value-type="float">
            <text:p>70,3289108276</text:p>
          </table:table-cell>
          <table:table-cell office:value-type="float" office:value="70.2045822143555" calcext:value-type="float">
            <text:p>70,2045822144</text:p>
          </table:table-cell>
          <table:table-cell office:value-type="float" office:value="68.3282241821289" calcext:value-type="float">
            <text:p>68,3282241821</text:p>
          </table:table-cell>
          <table:table-cell office:value-type="float" office:value="32058.5320301841" calcext:value-type="float">
            <text:p>32058,5320301841</text:p>
          </table:table-cell>
          <table:table-cell office:value-type="float" office:value="5.6069363622" calcext:value-type="float">
            <text:p>5,6069363622</text:p>
          </table:table-cell>
          <table:table-cell office:value-type="float" office:value="2.8701279676" calcext:value-type="float">
            <text:p>2,8701279676</text:p>
          </table:table-cell>
          <table:table-cell office:value-type="float" office:value="1.1907213295" calcext:value-type="float">
            <text:p>1,1907213295</text:p>
          </table:table-cell>
          <table:table-cell office:value-type="float" office:value="0.2827942839" calcext:value-type="float">
            <text:p>0,2827942839</text:p>
          </table:table-cell>
          <table:table-cell office:value-type="float" office:value="0.0037729391" calcext:value-type="float">
            <text:p>0,0037729391</text:p>
          </table:table-cell>
          <table:table-cell office:value-type="float" office:value="2.3864771524" calcext:value-type="float">
            <text:p>2,3864771524</text:p>
          </table:table-cell>
          <table:table-cell office:value-type="float" office:value="4581.5532657456" calcext:value-type="float">
            <text:p>4581,55326574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55" calcext:value-type="float">
            <text:p>255</text:p>
          </table:table-cell>
          <table:table-cell office:value-type="float" office:value="75.9510345458984" calcext:value-type="float">
            <text:p>75,9510345459</text:p>
          </table:table-cell>
          <table:table-cell office:value-type="float" office:value="73.583137512207" calcext:value-type="float">
            <text:p>73,5831375122</text:p>
          </table:table-cell>
          <table:table-cell office:value-type="float" office:value="71.8889923095703" calcext:value-type="float">
            <text:p>71,8889923096</text:p>
          </table:table-cell>
          <table:table-cell office:value-type="float" office:value="70.7977905273438" calcext:value-type="float">
            <text:p>70,7977905273</text:p>
          </table:table-cell>
          <table:table-cell office:value-type="float" office:value="70.2660064697266" calcext:value-type="float">
            <text:p>70,2660064697</text:p>
          </table:table-cell>
          <table:table-cell office:value-type="float" office:value="70.2045822143555" calcext:value-type="float">
            <text:p>70,2045822144</text:p>
          </table:table-cell>
          <table:table-cell office:value-type="float" office:value="68.6597595214844" calcext:value-type="float">
            <text:p>68,6597595215</text:p>
          </table:table-cell>
          <table:table-cell office:value-type="float" office:value="32249.3140998465" calcext:value-type="float">
            <text:p>32249,3140998465</text:p>
          </table:table-cell>
          <table:table-cell office:value-type="float" office:value="4.9548290019" calcext:value-type="float">
            <text:p>4,9548290019</text:p>
          </table:table-cell>
          <table:table-cell office:value-type="float" office:value="2.4612829685" calcext:value-type="float">
            <text:p>2,4612829685</text:p>
          </table:table-cell>
          <table:table-cell office:value-type="float" office:value="0.9537637255" calcext:value-type="float">
            <text:p>0,9537637255</text:p>
          </table:table-cell>
          <table:table-cell office:value-type="float" office:value="0.1789906067" calcext:value-type="float">
            <text:p>0,1789906067</text:p>
          </table:table-cell>
          <table:table-cell office:value-type="float" office:value="0.0004001709" calcext:value-type="float">
            <text:p>0,0004001709</text:p>
          </table:table-cell>
          <table:table-cell office:value-type="float" office:value="1.4135466903" calcext:value-type="float">
            <text:p>1,4135466903</text:p>
          </table:table-cell>
          <table:table-cell office:value-type="float" office:value="4608.46813043" calcext:value-type="float">
            <text:p>4608,46813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255" calcext:value-type="float">
            <text:p>255</text:p>
          </table:table-cell>
          <table:table-cell office:value-type="float" office:value="75.419059753418" calcext:value-type="float">
            <text:p>75,4190597534</text:p>
          </table:table-cell>
          <table:table-cell office:value-type="float" office:value="73.193115234375" calcext:value-type="float">
            <text:p>73,1931152344</text:p>
          </table:table-cell>
          <table:table-cell office:value-type="float" office:value="71.624267578125" calcext:value-type="float">
            <text:p>71,6242675781</text:p>
          </table:table-cell>
          <table:table-cell office:value-type="float" office:value="70.6476593017578" calcext:value-type="float">
            <text:p>70,6476593018</text:p>
          </table:table-cell>
          <table:table-cell office:value-type="float" office:value="70.2245864868164" calcext:value-type="float">
            <text:p>70,2245864868</text:p>
          </table:table-cell>
          <table:table-cell office:value-type="float" office:value="70.2045822143555" calcext:value-type="float">
            <text:p>70,2045822144</text:p>
          </table:table-cell>
          <table:table-cell office:value-type="float" office:value="69.0156555175781" calcext:value-type="float">
            <text:p>69,0156555176</text:p>
          </table:table-cell>
          <table:table-cell office:value-type="float" office:value="32429.8292501552" calcext:value-type="float">
            <text:p>32429,8292501552</text:p>
          </table:table-cell>
          <table:table-cell office:value-type="float" office:value="4.3592235448" calcext:value-type="float">
            <text:p>4,3592235448</text:p>
          </table:table-cell>
          <table:table-cell office:value-type="float" office:value="2.091288637" calcext:value-type="float">
            <text:p>2,091288637</text:p>
          </table:table-cell>
          <table:table-cell office:value-type="float" office:value="0.7457419835" calcext:value-type="float">
            <text:p>0,7457419835</text:p>
          </table:table-cell>
          <table:table-cell office:value-type="float" office:value="0.0992313447" calcext:value-type="float">
            <text:p>0,0992313447</text:p>
          </table:table-cell>
          <table:table-cell office:value-type="float" office:value="0" calcext:value-type="float">
            <text:p>0</text:p>
          </table:table-cell>
          <table:table-cell office:value-type="float" office:value="0.6529851267" calcext:value-type="float">
            <text:p>0,6529851267</text:p>
          </table:table-cell>
          <table:table-cell office:value-type="float" office:value="4633.9682458274" calcext:value-type="float">
            <text:p>4633,9682458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255" calcext:value-type="float">
            <text:p>255</text:p>
          </table:table-cell>
          <table:table-cell office:value-type="float" office:value="74.9171600341797" calcext:value-type="float">
            <text:p>74,9171600342</text:p>
          </table:table-cell>
          <table:table-cell office:value-type="float" office:value="72.8292846679688" calcext:value-type="float">
            <text:p>72,829284668</text:p>
          </table:table-cell>
          <table:table-cell office:value-type="float" office:value="71.3831558227539" calcext:value-type="float">
            <text:p>71,3831558228</text:p>
          </table:table-cell>
          <table:table-cell office:value-type="float" office:value="70.5195922851563" calcext:value-type="float">
            <text:p>70,5195922852</text:p>
          </table:table-cell>
          <table:table-cell table:number-columns-repeated="2" office:value-type="float" office:value="70.2045822143555" calcext:value-type="float">
            <text:p>70,2045822144</text:p>
          </table:table-cell>
          <table:table-cell office:value-type="float" office:value="69.3965072631836" calcext:value-type="float">
            <text:p>69,3965072632</text:p>
          </table:table-cell>
          <table:table-cell office:value-type="float" office:value="32600.3202744483" calcext:value-type="float">
            <text:p>32600,3202744483</text:p>
          </table:table-cell>
          <table:table-cell office:value-type="float" office:value="3.8158000312" calcext:value-type="float">
            <text:p>3,8158000312</text:p>
          </table:table-cell>
          <table:table-cell office:value-type="float" office:value="1.7575785919" calcext:value-type="float">
            <text:p>1,7575785919</text:p>
          </table:table-cell>
          <table:table-cell office:value-type="float" office:value="0.5653072964" calcext:value-type="float">
            <text:p>0,5653072964</text:p>
          </table:table-cell>
          <table:table-cell office:value-type="float" office:value="0.0436043425" calcext:value-type="float">
            <text:p>0,0436043425</text:p>
          </table:table-cell>
          <table:table-cell office:value-type="float" office:value="0" calcext:value-type="float">
            <text:p>0</text:p>
          </table:table-cell>
          <table:table-cell office:value-type="float" office:value="0.161297787" calcext:value-type="float">
            <text:p>0,161297787</text:p>
          </table:table-cell>
          <table:table-cell office:value-type="float" office:value="4658.0948374996" calcext:value-type="float">
            <text:p>4658,0948374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255" calcext:value-type="float">
            <text:p>255</text:p>
          </table:table-cell>
          <table:table-cell office:value-type="float" office:value="74.4444122314453" calcext:value-type="float">
            <text:p>74,4444122314</text:p>
          </table:table-cell>
          <table:table-cell office:value-type="float" office:value="72.4910049438477" calcext:value-type="float">
            <text:p>72,4910049438</text:p>
          </table:table-cell>
          <table:table-cell office:value-type="float" office:value="71.1652679443359" calcext:value-type="float">
            <text:p>71,1652679443</text:p>
          </table:table-cell>
          <table:table-cell office:value-type="float" office:value="70.4133987426758" calcext:value-type="float">
            <text:p>70,4133987427</text:p>
          </table:table-cell>
          <table:table-cell table:number-columns-repeated="2" office:value-type="float" office:value="70.2045822143555" calcext:value-type="float">
            <text:p>70,2045822144</text:p>
          </table:table-cell>
          <table:table-cell office:value-type="float" office:value="69.8029632568359" calcext:value-type="float">
            <text:p>69,8029632568</text:p>
          </table:table-cell>
          <table:table-cell office:value-type="float" office:value="32761" calcext:value-type="float">
            <text:p>32761</text:p>
          </table:table-cell>
          <table:table-cell office:value-type="float" office:value="3.3205963972" calcext:value-type="float">
            <text:p>3,3205963972</text:p>
          </table:table-cell>
          <table:table-cell office:value-type="float" office:value="1.458066568" calcext:value-type="float">
            <text:p>1,458066568</text:p>
          </table:table-cell>
          <table:table-cell office:value-type="float" office:value="0.4113099841" calcext:value-type="float">
            <text:p>0,4113099841</text:p>
          </table:table-cell>
          <table:table-cell office:value-type="float" office:value="0.0154576041" calcext:value-type="float">
            <text:p>0,0154576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0.8864900791" calcext:value-type="float">
            <text:p>4680,88649007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72.1777496337891" calcext:value-type="float">
            <text:p>72,1777496338</text:p>
          </table:table-cell>
          <table:table-cell office:value-type="float" office:value="70.9702453613281" calcext:value-type="float">
            <text:p>70,9702453613</text:p>
          </table:table-cell>
          <table:table-cell office:value-type="float" office:value="70.3289108276367" calcext:value-type="float">
            <text:p>70,3289108276</text:p>
          </table:table-cell>
          <table:table-cell table:number-columns-repeated="3" office:value-type="float" office:value="70.2045822143555" calcext:value-type="float">
            <text:p>70,2045822144</text:p>
          </table:table-cell>
          <table:table-cell office:value-type="float" office:value="1116.6866985281" calcext:value-type="float">
            <text:p>1116,6866985281</text:p>
          </table:table-cell>
          <table:table-cell office:value-type="float" office:value="2.8701279676" calcext:value-type="float">
            <text:p>2,8701279676</text:p>
          </table:table-cell>
          <table:table-cell office:value-type="float" office:value="1.1907213295" calcext:value-type="float">
            <text:p>1,1907213295</text:p>
          </table:table-cell>
          <table:table-cell office:value-type="float" office:value="0.2827942839" calcext:value-type="float">
            <text:p>0,2827942839</text:p>
          </table:table-cell>
          <table:table-cell office:value-type="float" office:value="0.0037729391" calcext:value-type="float">
            <text:p>0,0037729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1477307212" calcext:value-type="float">
            <text:p>160,14773072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106" calcext:value-type="float">
            <text:p>106</text:p>
          </table:table-cell>
          <table:table-cell office:value-type="float" office:value="73.583137512207" calcext:value-type="float">
            <text:p>73,5831375122</text:p>
          </table:table-cell>
          <table:table-cell office:value-type="float" office:value="71.8889923095703" calcext:value-type="float">
            <text:p>71,8889923096</text:p>
          </table:table-cell>
          <table:table-cell office:value-type="float" office:value="70.7977905273438" calcext:value-type="float">
            <text:p>70,7977905273</text:p>
          </table:table-cell>
          <table:table-cell office:value-type="float" office:value="70.2660064697266" calcext:value-type="float">
            <text:p>70,2660064697</text:p>
          </table:table-cell>
          <table:table-cell table:number-columns-repeated="3" office:value-type="float" office:value="70.2045822143555" calcext:value-type="float">
            <text:p>70,2045822144</text:p>
          </table:table-cell>
          <table:table-cell office:value-type="float" office:value="1076.291688025" calcext:value-type="float">
            <text:p>1076,291688025</text:p>
          </table:table-cell>
          <table:table-cell office:value-type="float" office:value="2.4612829685" calcext:value-type="float">
            <text:p>2,4612829685</text:p>
          </table:table-cell>
          <table:table-cell office:value-type="float" office:value="0.9537637255" calcext:value-type="float">
            <text:p>0,9537637255</text:p>
          </table:table-cell>
          <table:table-cell office:value-type="float" office:value="0.1789906067" calcext:value-type="float">
            <text:p>0,1789906067</text:p>
          </table:table-cell>
          <table:table-cell office:value-type="float" office:value="0.0004001709" calcext:value-type="float">
            <text:p>0,000400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2694464995" calcext:value-type="float">
            <text:p>154,26944649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73.193115234375" calcext:value-type="float">
            <text:p>73,1931152344</text:p>
          </table:table-cell>
          <table:table-cell office:value-type="float" office:value="71.624267578125" calcext:value-type="float">
            <text:p>71,6242675781</text:p>
          </table:table-cell>
          <table:table-cell office:value-type="float" office:value="70.6476593017578" calcext:value-type="float">
            <text:p>70,6476593018</text:p>
          </table:table-cell>
          <table:table-cell office:value-type="float" office:value="70.2245864868164" calcext:value-type="float">
            <text:p>70,2245864868</text:p>
          </table:table-cell>
          <table:table-cell table:number-columns-repeated="3" office:value-type="float" office:value="70.2045822143555" calcext:value-type="float">
            <text:p>70,2045822144</text:p>
          </table:table-cell>
          <table:table-cell office:value-type="float" office:value="1100.2963556387" calcext:value-type="float">
            <text:p>1100,2963556387</text:p>
          </table:table-cell>
          <table:table-cell office:value-type="float" office:value="2.091288637" calcext:value-type="float">
            <text:p>2,091288637</text:p>
          </table:table-cell>
          <table:table-cell office:value-type="float" office:value="0.7457419835" calcext:value-type="float">
            <text:p>0,7457419835</text:p>
          </table:table-cell>
          <table:table-cell office:value-type="float" office:value="0.0992313447" calcext:value-type="float">
            <text:p>0,0992313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6046596577" calcext:value-type="float">
            <text:p>157,60465965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73" calcext:value-type="float">
            <text:p>73</text:p>
          </table:table-cell>
          <table:table-cell office:value-type="float" office:value="72.8292846679688" calcext:value-type="float">
            <text:p>72,829284668</text:p>
          </table:table-cell>
          <table:table-cell office:value-type="float" office:value="71.3831558227539" calcext:value-type="float">
            <text:p>71,3831558228</text:p>
          </table:table-cell>
          <table:table-cell office:value-type="float" office:value="70.5195922851563" calcext:value-type="float">
            <text:p>70,5195922852</text:p>
          </table:table-cell>
          <table:table-cell table:number-columns-repeated="4" office:value-type="float" office:value="70.2045822143555" calcext:value-type="float">
            <text:p>70,2045822144</text:p>
          </table:table-cell>
          <table:table-cell office:value-type="float" office:value="0.2590759672" calcext:value-type="float">
            <text:p>0,2590759672</text:p>
          </table:table-cell>
          <table:table-cell office:value-type="float" office:value="1.7575785919" calcext:value-type="float">
            <text:p>1,7575785919</text:p>
          </table:table-cell>
          <table:table-cell office:value-type="float" office:value="0.5653072964" calcext:value-type="float">
            <text:p>0,5653072964</text:p>
          </table:table-cell>
          <table:table-cell office:value-type="float" office:value="0.0436043425" calcext:value-type="float">
            <text:p>0,0436043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0808854" calcext:value-type="float">
            <text:p>0,37508088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255" calcext:value-type="float">
            <text:p>255</text:p>
          </table:table-cell>
          <table:table-cell office:value-type="float" office:value="72.4910049438477" calcext:value-type="float">
            <text:p>72,4910049438</text:p>
          </table:table-cell>
          <table:table-cell office:value-type="float" office:value="71.1652679443359" calcext:value-type="float">
            <text:p>71,1652679443</text:p>
          </table:table-cell>
          <table:table-cell office:value-type="float" office:value="70.4133987426758" calcext:value-type="float">
            <text:p>70,4133987427</text:p>
          </table:table-cell>
          <table:table-cell table:number-columns-repeated="4" office:value-type="float" office:value="70.2045822143555" calcext:value-type="float">
            <text:p>70,2045822144</text:p>
          </table:table-cell>
          <table:table-cell office:value-type="float" office:value="33423.9752289655" calcext:value-type="float">
            <text:p>33423,9752289655</text:p>
          </table:table-cell>
          <table:table-cell office:value-type="float" office:value="1.458066568" calcext:value-type="float">
            <text:p>1,458066568</text:p>
          </table:table-cell>
          <table:table-cell office:value-type="float" office:value="0.4113099841" calcext:value-type="float">
            <text:p>0,4113099841</text:p>
          </table:table-cell>
          <table:table-cell office:value-type="float" office:value="0.0154576041" calcext:value-type="float">
            <text:p>0,0154576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5.1228661603" calcext:value-type="float">
            <text:p>4775,12286616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107" calcext:value-type="float">
            <text:p>107</text:p>
          </table:table-cell>
          <table:table-cell office:value-type="float" office:value="72.1777496337891" calcext:value-type="float">
            <text:p>72,1777496338</text:p>
          </table:table-cell>
          <table:table-cell office:value-type="float" office:value="70.9702453613281" calcext:value-type="float">
            <text:p>70,9702453613</text:p>
          </table:table-cell>
          <table:table-cell office:value-type="float" office:value="70.3289108276367" calcext:value-type="float">
            <text:p>70,3289108276</text:p>
          </table:table-cell>
          <table:table-cell table:number-columns-repeated="4" office:value-type="float" office:value="70.2045822143555" calcext:value-type="float">
            <text:p>70,2045822144</text:p>
          </table:table-cell>
          <table:table-cell office:value-type="float" office:value="1232.7828610374" calcext:value-type="float">
            <text:p>1232,7828610374</text:p>
          </table:table-cell>
          <table:table-cell office:value-type="float" office:value="1.1907213295" calcext:value-type="float">
            <text:p>1,1907213295</text:p>
          </table:table-cell>
          <table:table-cell office:value-type="float" office:value="0.2827942839" calcext:value-type="float">
            <text:p>0,2827942839</text:p>
          </table:table-cell>
          <table:table-cell office:value-type="float" office:value="0.0037729391" calcext:value-type="float">
            <text:p>0,0037729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3228785129" calcext:value-type="float">
            <text:p>176,32287851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74" calcext:value-type="float">
            <text:p>74</text:p>
          </table:table-cell>
          <table:table-cell office:value-type="float" office:value="71.8889923095703" calcext:value-type="float">
            <text:p>71,8889923096</text:p>
          </table:table-cell>
          <table:table-cell office:value-type="float" office:value="70.7977905273438" calcext:value-type="float">
            <text:p>70,7977905273</text:p>
          </table:table-cell>
          <table:table-cell office:value-type="float" office:value="70.2660064697266" calcext:value-type="float">
            <text:p>70,2660064697</text:p>
          </table:table-cell>
          <table:table-cell table:number-columns-repeated="4" office:value-type="float" office:value="70.2045822143555" calcext:value-type="float">
            <text:p>70,2045822144</text:p>
          </table:table-cell>
          <table:table-cell office:value-type="float" office:value="5.6441045403" calcext:value-type="float">
            <text:p>5,6441045403</text:p>
          </table:table-cell>
          <table:table-cell office:value-type="float" office:value="0.9537637255" calcext:value-type="float">
            <text:p>0,9537637255</text:p>
          </table:table-cell>
          <table:table-cell office:value-type="float" office:value="0.1789906067" calcext:value-type="float">
            <text:p>0,1789906067</text:p>
          </table:table-cell>
          <table:table-cell office:value-type="float" office:value="0.0004001709" calcext:value-type="float">
            <text:p>0,0004001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81798634" calcext:value-type="float">
            <text:p>0,96817986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73" calcext:value-type="float">
            <text:p>73</text:p>
          </table:table-cell>
          <table:table-cell office:value-type="float" office:value="71.624267578125" calcext:value-type="float">
            <text:p>71,6242675781</text:p>
          </table:table-cell>
          <table:table-cell office:value-type="float" office:value="70.6476593017578" calcext:value-type="float">
            <text:p>70,6476593018</text:p>
          </table:table-cell>
          <table:table-cell office:value-type="float" office:value="70.2245864868164" calcext:value-type="float">
            <text:p>70,2245864868</text:p>
          </table:table-cell>
          <table:table-cell table:number-columns-repeated="4" office:value-type="float" office:value="70.2045822143555" calcext:value-type="float">
            <text:p>70,2045822144</text:p>
          </table:table-cell>
          <table:table-cell office:value-type="float" office:value="2.6141850935" calcext:value-type="float">
            <text:p>2,6141850935</text:p>
          </table:table-cell>
          <table:table-cell office:value-type="float" office:value="0.7457419835" calcext:value-type="float">
            <text:p>0,7457419835</text:p>
          </table:table-cell>
          <table:table-cell office:value-type="float" office:value="0.0992313447" calcext:value-type="float">
            <text:p>0,09923134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41654888" calcext:value-type="float">
            <text:p>0,49416548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72" calcext:value-type="float">
            <text:p>72</text:p>
          </table:table-cell>
          <table:table-cell office:value-type="float" office:value="71.3831558227539" calcext:value-type="float">
            <text:p>71,3831558228</text:p>
          </table:table-cell>
          <table:table-cell office:value-type="float" office:value="70.5195922851563" calcext:value-type="float">
            <text:p>70,5195922852</text:p>
          </table:table-cell>
          <table:table-cell table:number-columns-repeated="5" office:value-type="float" office:value="70.2045822143555" calcext:value-type="float">
            <text:p>70,2045822144</text:p>
          </table:table-cell>
          <table:table-cell office:value-type="float" office:value="0.6967776048" calcext:value-type="float">
            <text:p>0,6967776048</text:p>
          </table:table-cell>
          <table:table-cell office:value-type="float" office:value="0.5653072964" calcext:value-type="float">
            <text:p>0,5653072964</text:p>
          </table:table-cell>
          <table:table-cell office:value-type="float" office:value="0.0436043425" calcext:value-type="float">
            <text:p>0,0436043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65270348" calcext:value-type="float">
            <text:p>0,18652703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72" calcext:value-type="float">
            <text:p>72</text:p>
          </table:table-cell>
          <table:table-cell office:value-type="float" office:value="71.1652679443359" calcext:value-type="float">
            <text:p>71,1652679443</text:p>
          </table:table-cell>
          <table:table-cell office:value-type="float" office:value="70.4133987426758" calcext:value-type="float">
            <text:p>70,4133987427</text:p>
          </table:table-cell>
          <table:table-cell table:number-columns-repeated="5" office:value-type="float" office:value="70.2045822143555" calcext:value-type="float">
            <text:p>70,2045822144</text:p>
          </table:table-cell>
          <table:table-cell office:value-type="float" office:value="1.0603946159" calcext:value-type="float">
            <text:p>1,0603946159</text:p>
          </table:table-cell>
          <table:table-cell office:value-type="float" office:value="0.4113099841" calcext:value-type="float">
            <text:p>0,4113099841</text:p>
          </table:table-cell>
          <table:table-cell office:value-type="float" office:value="0.0154576041" calcext:value-type="float">
            <text:p>0,0154576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24517434" calcext:value-type="float">
            <text:p>0,21245174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72" calcext:value-type="float">
            <text:p>72</text:p>
          </table:table-cell>
          <table:table-cell office:value-type="float" office:value="70.9702453613281" calcext:value-type="float">
            <text:p>70,9702453613</text:p>
          </table:table-cell>
          <table:table-cell office:value-type="float" office:value="70.3289108276367" calcext:value-type="float">
            <text:p>70,3289108276</text:p>
          </table:table-cell>
          <table:table-cell table:number-columns-repeated="5" office:value-type="float" office:value="70.2045822143555" calcext:value-type="float">
            <text:p>70,2045822144</text:p>
          </table:table-cell>
          <table:table-cell office:value-type="float" office:value="1.4453076161" calcext:value-type="float">
            <text:p>1,4453076161</text:p>
          </table:table-cell>
          <table:table-cell office:value-type="float" office:value="0.2827942839" calcext:value-type="float">
            <text:p>0,2827942839</text:p>
          </table:table-cell>
          <table:table-cell office:value-type="float" office:value="0.0037729391" calcext:value-type="float">
            <text:p>0,0037729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74106913" calcext:value-type="float">
            <text:p>0,24741069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2" calcext:value-type="float">
            <text:p>72</text:p>
          </table:table-cell>
          <table:table-cell office:value-type="float" office:value="70.7977905273438" calcext:value-type="float">
            <text:p>70,7977905273</text:p>
          </table:table-cell>
          <table:table-cell office:value-type="float" office:value="70.2660064697266" calcext:value-type="float">
            <text:p>70,2660064697</text:p>
          </table:table-cell>
          <table:table-cell table:number-columns-repeated="5" office:value-type="float" office:value="70.2045822143555" calcext:value-type="float">
            <text:p>70,2045822144</text:p>
          </table:table-cell>
          <table:table-cell office:value-type="float" office:value="1.8288253641" calcext:value-type="float">
            <text:p>1,8288253641</text:p>
          </table:table-cell>
          <table:table-cell office:value-type="float" office:value="0.1789906067" calcext:value-type="float">
            <text:p>0,1789906067</text:p>
          </table:table-cell>
          <table:table-cell office:value-type="float" office:value="0.0004001709" calcext:value-type="float">
            <text:p>0,0004001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68880203" calcext:value-type="float">
            <text:p>0,28688802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71" calcext:value-type="float">
            <text:p>71</text:p>
          </table:table-cell>
          <table:table-cell office:value-type="float" office:value="70.6476593017578" calcext:value-type="float">
            <text:p>70,6476593018</text:p>
          </table:table-cell>
          <table:table-cell office:value-type="float" office:value="70.2245864868164" calcext:value-type="float">
            <text:p>70,2245864868</text:p>
          </table:table-cell>
          <table:table-cell table:number-columns-repeated="5" office:value-type="float" office:value="70.2045822143555" calcext:value-type="float">
            <text:p>70,2045822144</text:p>
          </table:table-cell>
          <table:table-cell office:value-type="float" office:value="0.2307915725" calcext:value-type="float">
            <text:p>0,2307915725</text:p>
          </table:table-cell>
          <table:table-cell office:value-type="float" office:value="0.0992313447" calcext:value-type="float">
            <text:p>0,09923134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7146131" calcext:value-type="float">
            <text:p>0,0471461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71" calcext:value-type="float">
            <text:p>71</text:p>
          </table:table-cell>
          <table:table-cell office:value-type="float" office:value="70.5195922851563" calcext:value-type="float">
            <text:p>70,5195922852</text:p>
          </table:table-cell>
          <table:table-cell table:number-columns-repeated="6" office:value-type="float" office:value="70.2045822143555" calcext:value-type="float">
            <text:p>70,2045822144</text:p>
          </table:table-cell>
          <table:table-cell office:value-type="float" office:value="0.3441010351" calcext:value-type="float">
            <text:p>0,3441010351</text:p>
          </table:table-cell>
          <table:table-cell office:value-type="float" office:value="0.0436043425" calcext:value-type="float">
            <text:p>0,0436043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3864825" calcext:value-type="float">
            <text:p>0,05538648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71" calcext:value-type="float">
            <text:p>71</text:p>
          </table:table-cell>
          <table:table-cell office:value-type="float" office:value="70.4133987426758" calcext:value-type="float">
            <text:p>70,4133987427</text:p>
          </table:table-cell>
          <table:table-cell table:number-columns-repeated="6" office:value-type="float" office:value="70.2045822143555" calcext:value-type="float">
            <text:p>70,2045822144</text:p>
          </table:table-cell>
          <table:table-cell office:value-type="float" office:value="0.4503606773" calcext:value-type="float">
            <text:p>0,4503606773</text:p>
          </table:table-cell>
          <table:table-cell office:value-type="float" office:value="0.0154576041" calcext:value-type="float">
            <text:p>0,01545760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65454688" calcext:value-type="float">
            <text:p>0,06654546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71" calcext:value-type="float">
            <text:p>71</text:p>
          </table:table-cell>
          <table:table-cell office:value-type="float" office:value="70.3289108276367" calcext:value-type="float">
            <text:p>70,3289108276</text:p>
          </table:table-cell>
          <table:table-cell table:number-columns-repeated="6" office:value-type="float" office:value="70.2045822143555" calcext:value-type="float">
            <text:p>70,2045822144</text:p>
          </table:table-cell>
          <table:table-cell office:value-type="float" office:value="0.5387465025" calcext:value-type="float">
            <text:p>0,5387465025</text:p>
          </table:table-cell>
          <table:table-cell office:value-type="float" office:value="0.0037729391" calcext:value-type="float">
            <text:p>0,0037729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75027774" calcext:value-type="float">
            <text:p>0,0775027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71" calcext:value-type="float">
            <text:p>71</text:p>
          </table:table-cell>
          <table:table-cell office:value-type="float" office:value="70.2660064697266" calcext:value-type="float">
            <text:p>70,2660064697</text:p>
          </table:table-cell>
          <table:table-cell table:number-columns-repeated="6" office:value-type="float" office:value="70.2045822143555" calcext:value-type="float">
            <text:p>70,2045822144</text:p>
          </table:table-cell>
          <table:table-cell office:value-type="float" office:value="0.6012661164" calcext:value-type="float">
            <text:p>0,6012661164</text:p>
          </table:table-cell>
          <table:table-cell office:value-type="float" office:value="0.0004001709" calcext:value-type="float">
            <text:p>0,00040017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59523268" calcext:value-type="float">
            <text:p>0,08595232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70" calcext:value-type="float">
            <text:p>70</text:p>
          </table:table-cell>
          <table:table-cell office:value-type="float" office:value="70.2245864868164" calcext:value-type="float">
            <text:p>70,2245864868</text:p>
          </table:table-cell>
          <table:table-cell table:number-columns-repeated="6" office:value-type="float" office:value="70.2045822143555" calcext:value-type="float">
            <text:p>70,2045822144</text:p>
          </table:table-cell>
          <table:table-cell office:value-type="float" office:value="0.0418538824" calcext:value-type="float">
            <text:p>0,04185388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9791261" calcext:value-type="float">
            <text:p>0,00597912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4</text:p>
          </table:table-cell>
          <table:table-cell office:value-type="float" office:value="0.0418538824" calcext:value-type="float">
            <text:p>0,04185388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9791261" calcext:value-type="float">
            <text:p>0,00597912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0.2045822143555" calcext:value-type="float">
            <text:p>70,2045822144</text:p>
          </table:table-cell>
          <table:table-cell office:value-type="float" office:value="0.0418538824" calcext:value-type="float">
            <text:p>0,04185388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9791261" calcext:value-type="float">
            <text:p>0,0059791261</text:p>
          </table:table-cell>
        </table:table-row>
        <table:table-row table:style-name="ro1">
          <table:table-cell table:number-columns-repeated="5"/>
          <table:table-cell table:number-columns-repeated="7" office:value-type="float" office:value="70.2045822143555" calcext:value-type="float">
            <text:p>70,2045822144</text:p>
          </table:table-cell>
          <table:table-cell office:value-type="float" office:value="221.9597775782" calcext:value-type="float">
            <text:p>221,9597775782</text:p>
          </table:table-cell>
          <table:table-cell office:value-type="float" office:value="217.609555145" calcext:value-type="float">
            <text:p>217,609555145</text:p>
          </table:table-cell>
          <table:table-cell office:value-type="float" office:value="212.6410394646" calcext:value-type="float">
            <text:p>212,6410394646</text:p>
          </table:table-cell>
          <table:table-cell office:value-type="float" office:value="212.7071293484" calcext:value-type="float">
            <text:p>212,7071293484</text:p>
          </table:table-cell>
          <table:table-cell office:value-type="float" office:value="212.7910642535" calcext:value-type="float">
            <text:p>212,7910642535</text:p>
          </table:table-cell>
          <table:table-cell office:value-type="float" office:value="206.8582678624" calcext:value-type="float">
            <text:p>206,8582678624</text:p>
          </table:table-cell>
          <table:table-cell office:value-type="float" office:value="201.7243588722" calcext:value-type="float">
            <text:p>201,72435887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7:36:35.292308943</dc:date>
    <meta:document-statistic meta:table-count="1" meta:cell-count="3634" meta:object-count="0"/>
    <meta:generator>LibreOffice/4.2.8.2$Linux_X86_64 LibreOffice_project/420m0$Build-2</meta:generator>
  </office:meta>
</office:document-meta>
</file>